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84">
            <text:p>1084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041">
            <text:p>1041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3.74639769452449">
            <text:p>3.7463976945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081">
            <text:p>1081</text:p>
          </table:table-cell>
          <table:table-cell office:value-type="float" office:value="1">
            <text:p>1</text:p>
          </table:table-cell>
          <table:table-cell office:value-type="float" office:value="1088">
            <text:p>1088</text:p>
          </table:table-cell>
          <table:table-cell office:value-type="float" office:value="1028">
            <text:p>1028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 office:value-type="float" office:value="1">
            <text:p>1</text:p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5.83657587548639">
            <text:p>5.8365758755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754">
            <text:p>754</text:p>
          </table:table-cell>
          <table:table-cell office:value-type="float" office:value="736">
            <text:p>736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2.44565217391303">
            <text:p>2.4456521739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16">
            <text:p>1416</text:p>
          </table:table-cell>
          <table:table-cell office:value-type="float" office:value="1">
            <text:p>1</text:p>
          </table:table-cell>
          <table:table-cell office:value-type="float" office:value="1426">
            <text:p>1426</text:p>
          </table:table-cell>
          <table:table-cell office:value-type="float" office:value="1383">
            <text:p>1383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3.10918293564714">
            <text:p>3.1091829356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 office:value-type="float" office:value="715">
            <text:p>715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7.97202797202796">
            <text:p>7.972027972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float" office:value="766">
            <text:p>766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1.0443864229765">
            <text:p>1.044386423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14">
            <text:p>1014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float" office:value="999">
            <text:p>999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0.800800800800801">
            <text:p>0.8008008008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float" office:value="1387">
            <text:p>1387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1.65825522710887">
            <text:p>1.6582552271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624">
            <text:p>624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3.68589743589744">
            <text:p>3.6858974359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415">
            <text:p>12415</text:p>
          </table:table-cell>
          <table:table-cell office:value-type="float" office:value="1">
            <text:p>1</text:p>
          </table:table-cell>
          <table:table-cell office:value-type="float" office:value="12462">
            <text:p>12462</text:p>
          </table:table-cell>
          <table:table-cell office:value-type="float" office:value="12030">
            <text:p>1203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3.59102244389027">
            <text:p>3.5910224439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52">
            <text:p>2052</text:p>
          </table:table-cell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office:value-type="float" office:value="1984">
            <text:p>1984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3.07459677419355">
            <text:p>3.0745967742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76">
            <text:p>1376</text:p>
          </table:table-cell>
          <table:table-cell office:value-type="float" office:value="1">
            <text:p>1</text:p>
          </table:table-cell>
          <table:table-cell office:value-type="float" office:value="1370">
            <text:p>1370</text:p>
          </table:table-cell>
          <table:table-cell office:value-type="float" office:value="1310">
            <text:p>1310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4.58015267175573">
            <text:p>4.5801526718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74">
            <text:p>2974</text:p>
          </table:table-cell>
          <table:table-cell office:value-type="float" office:value="1">
            <text:p>1</text:p>
          </table:table-cell>
          <table:table-cell office:value-type="float" office:value="2984">
            <text:p>2984</text:p>
          </table:table-cell>
          <table:table-cell office:value-type="float" office:value="2859">
            <text:p>2859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4.37215809723679">
            <text:p>4.3721580972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905">
            <text:p>1905</text:p>
          </table:table-cell>
          <table:table-cell office:value-type="float" office:value="1">
            <text:p>1</text:p>
          </table:table-cell>
          <table:table-cell office:value-type="float" office:value="1886">
            <text:p>1886</text:p>
          </table:table-cell>
          <table:table-cell office:value-type="float" office:value="1827">
            <text:p>1827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3.22933771209632">
            <text:p>3.2293377121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  <table:table-cell office:value-type="float" office:value="1165">
            <text:p>1165</text:p>
          </table:table-cell>
          <table:table-cell office:value-type="float" office:value="1119">
            <text:p>1119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4.11081322609472">
            <text:p>4.1108132261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60">
            <text:p>960</text:p>
          </table:table-cell>
          <table:table-cell office:value-type="float" office:value="1">
            <text:p>1</text:p>
          </table:table-cell>
          <table:table-cell office:value-type="float" office:value="971">
            <text:p>971</text:p>
          </table:table-cell>
          <table:table-cell office:value-type="float" office:value="932">
            <text:p>932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4.18454935622317">
            <text:p>4.1845493562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628">
            <text:p>1628</text:p>
          </table:table-cell>
          <table:table-cell office:value-type="float" office:value="1">
            <text:p>1</text:p>
          </table:table-cell>
          <table:table-cell office:value-type="float" office:value="1635">
            <text:p>1635</text:p>
          </table:table-cell>
          <table:table-cell office:value-type="float" office:value="1564">
            <text:p>1564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4.53964194373401">
            <text:p>4.5396419437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07">
            <text:p>1207</text:p>
          </table:table-cell>
          <table:table-cell office:value-type="float" office:value="1">
            <text:p>1</text:p>
          </table:table-cell>
          <table:table-cell office:value-type="float" office:value="1224">
            <text:p>1224</text:p>
          </table:table-cell>
          <table:table-cell office:value-type="float" office:value="1143">
            <text:p>114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 office:value-type="float" office:value="1">
            <text:p>1</text:p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7.08661417322836">
            <text:p>7.0866141732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707">
            <text:p>1707</text:p>
          </table:table-cell>
          <table:table-cell office:value-type="float" office:value="1">
            <text:p>1</text:p>
          </table:table-cell>
          <table:table-cell office:value-type="float" office:value="1708">
            <text:p>1708</text:p>
          </table:table-cell>
          <table:table-cell office:value-type="float" office:value="1659">
            <text:p>1659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2.9535864978903">
            <text:p>2.9535864979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080">
            <text:p>4080</text:p>
          </table:table-cell>
          <table:table-cell office:value-type="float" office:value="3950">
            <text:p>395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3.29113924050633">
            <text:p>3.2911392405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34">
            <text:p>1134</text:p>
          </table:table-cell>
          <table:table-cell office:value-type="float" office:value="0">
            <text:p>0</text:p>
          </table:table-cell>
          <table:table-cell office:value-type="float" office:value="1135">
            <text:p>1135</text:p>
          </table:table-cell>
          <table:table-cell office:value-type="float" office:value="1077">
            <text:p>1077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5.38532961931291">
            <text:p>5.3853296193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240">
            <text:p>5240</text:p>
          </table:table-cell>
          <table:table-cell office:value-type="float" office:value="1">
            <text:p>1</text:p>
          </table:table-cell>
          <table:table-cell office:value-type="float" office:value="5274">
            <text:p>5274</text:p>
          </table:table-cell>
          <table:table-cell office:value-type="float" office:value="5140">
            <text:p>514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2.60700389105057">
            <text:p>2.6070038911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float" office:value="3934">
            <text:p>3934</text:p>
          </table:table-cell>
          <table:table-cell office:value-type="float" office:value="3775">
            <text:p>3775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4.21192052980133">
            <text:p>4.2119205298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060">
            <text:p>6060</text:p>
          </table:table-cell>
          <table:table-cell office:value-type="float" office:value="1">
            <text:p>1</text:p>
          </table:table-cell>
          <table:table-cell office:value-type="float" office:value="6070">
            <text:p>6070</text:p>
          </table:table-cell>
          <table:table-cell office:value-type="float" office:value="5810">
            <text:p>581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4.47504302925989">
            <text:p>4.4750430293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030">
            <text:p>18030</text:p>
          </table:table-cell>
          <table:table-cell office:value-type="float" office:value="1">
            <text:p>1</text:p>
          </table:table-cell>
          <table:table-cell office:value-type="float" office:value="17607">
            <text:p>17607</text:p>
          </table:table-cell>
          <table:table-cell office:value-type="float" office:value="18030">
            <text:p>1803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2.34608985024958">
            <text:p>-2.3460898502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497">
            <text:p>2497</text:p>
          </table:table-cell>
          <table:table-cell office:value-type="float" office:value="1">
            <text:p>1</text:p>
          </table:table-cell>
          <table:table-cell office:value-type="float" office:value="2517">
            <text:p>2517</text:p>
          </table:table-cell>
          <table:table-cell office:value-type="float" office:value="2420">
            <text:p>242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 office:value-type="float" office:value="1">
            <text:p>1</text:p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4.00826446280991">
            <text:p>4.0082644628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1822">
            <text:p>1822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2.52469813391878">
            <text:p>2.5246981339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15">
            <text:p>1115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1083">
            <text:p>1083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3.50877192982458">
            <text:p>3.5087719298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5020">
            <text:p>5020</text:p>
          </table:table-cell>
          <table:table-cell office:value-type="float" office:value="4855">
            <text:p>485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3.39855818743564">
            <text:p>3.3985581874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320">
            <text:p>5320</text:p>
          </table:table-cell>
          <table:table-cell office:value-type="float" office:value="1">
            <text:p>1</text:p>
          </table:table-cell>
          <table:table-cell office:value-type="float" office:value="5319">
            <text:p>5319</text:p>
          </table:table-cell>
          <table:table-cell office:value-type="float" office:value="5260">
            <text:p>526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1.12167300380229">
            <text:p>1.1216730038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780">
            <text:p>78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2.82051282051282">
            <text:p>2.8205128205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6">
            <text:p>1936</text:p>
          </table:table-cell>
          <table:table-cell office:value-type="float" office:value="1">
            <text:p>1</text:p>
          </table:table-cell>
          <table:table-cell office:value-type="float" office:value="1916">
            <text:p>1916</text:p>
          </table:table-cell>
          <table:table-cell office:value-type="float" office:value="1852">
            <text:p>1852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3.45572354211663">
            <text:p>3.4557235421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office:value-type="float" office:value="401">
            <text:p>401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6.23441396508729">
            <text:p>6.2344139651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2002">
            <text:p>2002</text:p>
          </table:table-cell>
          <table:table-cell office:value-type="float" office:value="1942">
            <text:p>1942</text:p>
          </table:table-cell>
          <table:table-cell table:formula="of:=IF(AND([.B35]&gt;[.E35];[.H35]=1);1;&quot;&quot;)" office:value-type="float" office:value="1">
            <text:p>1</text:p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3.08959835221421">
            <text:p>3.0895983522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384">
            <text:p>2384</text:p>
          </table:table-cell>
          <table:table-cell office:value-type="float" office:value="1">
            <text:p>1</text:p>
          </table:table-cell>
          <table:table-cell office:value-type="float" office:value="2377">
            <text:p>2377</text:p>
          </table:table-cell>
          <table:table-cell office:value-type="float" office:value="2270">
            <text:p>2270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4.71365638766518">
            <text:p>4.7136563877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 office:value-type="float" office:value="2273">
            <text:p>2273</text:p>
          </table:table-cell>
          <table:table-cell office:value-type="float" office:value="2238">
            <text:p>2238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1.56389633601431">
            <text:p>1.563896336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1167">
            <text:p>1167</text:p>
          </table:table-cell>
          <table:table-cell office:value-type="float" office:value="1103">
            <text:p>1103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5.8023572076156">
            <text:p>5.8023572076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79">
            <text:p>3879</text:p>
          </table:table-cell>
          <table:table-cell office:value-type="float" office:value="1">
            <text:p>1</text:p>
          </table:table-cell>
          <table:table-cell office:value-type="float" office:value="3883">
            <text:p>3883</text:p>
          </table:table-cell>
          <table:table-cell office:value-type="float" office:value="3765">
            <text:p>3765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3.13413014608234">
            <text:p>3.1341301461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13">
            <text:p>1613</text:p>
          </table:table-cell>
          <table:table-cell office:value-type="float" office:value="1">
            <text:p>1</text:p>
          </table:table-cell>
          <table:table-cell office:value-type="float" office:value="1615">
            <text:p>1615</text:p>
          </table:table-cell>
          <table:table-cell office:value-type="float" office:value="1526">
            <text:p>1526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5.83224115334207">
            <text:p>5.8322411533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70">
            <text:p>2470</text:p>
          </table:table-cell>
          <table:table-cell office:value-type="float" office:value="1">
            <text:p>1</text:p>
          </table:table-cell>
          <table:table-cell office:value-type="float" office:value="2461">
            <text:p>2461</text:p>
          </table:table-cell>
          <table:table-cell office:value-type="float" office:value="2414">
            <text:p>2414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1.94697597348798">
            <text:p>1.9469759735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760">
            <text:p>8760</text:p>
          </table:table-cell>
          <table:table-cell office:value-type="float" office:value="1">
            <text:p>1</text:p>
          </table:table-cell>
          <table:table-cell office:value-type="float" office:value="8715">
            <text:p>8715</text:p>
          </table:table-cell>
          <table:table-cell office:value-type="float" office:value="8540">
            <text:p>854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2.04918032786885">
            <text:p>2.0491803279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float" office:value="6885">
            <text:p>6885</text:p>
          </table:table-cell>
          <table:table-cell office:value-type="float" office:value="6590">
            <text:p>659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4.47647951441579">
            <text:p>4.4764795144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562">
            <text:p>1562</text:p>
          </table:table-cell>
          <table:table-cell office:value-type="float" office:value="1">
            <text:p>1</text:p>
          </table:table-cell>
          <table:table-cell office:value-type="float" office:value="1538">
            <text:p>1538</text:p>
          </table:table-cell>
          <table:table-cell office:value-type="float" office:value="1519">
            <text:p>1519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1.25082290980909">
            <text:p>1.2508229098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865">
            <text:p>186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2.03753351206434">
            <text:p>2.0375335121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57">
            <text:p>3757</text:p>
          </table:table-cell>
          <table:table-cell office:value-type="float" office:value="3650">
            <text:p>365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2.93150684931507">
            <text:p>2.9315068493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94">
            <text:p>2694</text:p>
          </table:table-cell>
          <table:table-cell office:value-type="float" office:value="1">
            <text:p>1</text:p>
          </table:table-cell>
          <table:table-cell office:value-type="float" office:value="2678">
            <text:p>2678</text:p>
          </table:table-cell>
          <table:table-cell office:value-type="float" office:value="2652">
            <text:p>2652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0.980392156862735">
            <text:p>0.9803921569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414">
            <text:p>3414</text:p>
          </table:table-cell>
          <table:table-cell office:value-type="float" office:value="3295">
            <text:p>3295</text:p>
          </table:table-cell>
          <table:table-cell table:formula="of:=IF(AND([.B48]&gt;[.E48];[.H48]=1);1;&quot;&quot;)" office:value-type="float" office:value="1">
            <text:p>1</text:p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 office:value-type="float" office:value="1">
            <text:p>1</text:p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 office:value-type="float" office:value="1">
            <text:p>1</text:p>
          </table:table-cell>
          <table:table-cell/>
          <table:table-cell table:formula="of:=([.D48]/[.E48]*100)-100" office:value-type="float" office:value="3.61153262518967">
            <text:p>3.6115326252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219">
            <text:p>219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6.39269406392695">
            <text:p>6.3926940639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773">
            <text:p>2773</text:p>
          </table:table-cell>
          <table:table-cell office:value-type="float" office:value="1">
            <text:p>1</text:p>
          </table:table-cell>
          <table:table-cell office:value-type="float" office:value="2771">
            <text:p>2771</text:p>
          </table:table-cell>
          <table:table-cell office:value-type="float" office:value="2681">
            <text:p>2681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3.35695635956732">
            <text:p>3.3569563596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5576">
            <text:p>5576</text:p>
          </table:table-cell>
          <table:table-cell office:value-type="float" office:value="5630">
            <text:p>563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0.959147424511542">
            <text:p>-0.9591474245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063">
            <text:p>2063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1967">
            <text:p>1967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5.18556176919167">
            <text:p>5.1855617692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427">
            <text:p>3427</text:p>
          </table:table-cell>
          <table:table-cell office:value-type="float" office:value="3285">
            <text:p>3285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4.3226788432268">
            <text:p>4.3226788432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2419">
            <text:p>2419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4.83670938404299">
            <text:p>4.836709384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20">
            <text:p>2420</text:p>
          </table:table-cell>
          <table:table-cell office:value-type="float" office:value="1">
            <text:p>1</text:p>
          </table:table-cell>
          <table:table-cell office:value-type="float" office:value="2405">
            <text:p>2405</text:p>
          </table:table-cell>
          <table:table-cell office:value-type="float" office:value="2316">
            <text:p>2316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3.84283246977549">
            <text:p>3.8428324698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27">
            <text:p>727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724">
            <text:p>724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0.414364640883974">
            <text:p>0.4143646409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85">
            <text:p>4485</text:p>
          </table:table-cell>
          <table:table-cell office:value-type="float" office:value="1">
            <text:p>1</text:p>
          </table:table-cell>
          <table:table-cell office:value-type="float" office:value="4480">
            <text:p>4480</text:p>
          </table:table-cell>
          <table:table-cell office:value-type="float" office:value="4410">
            <text:p>441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1.58730158730158">
            <text:p>1.5873015873</text:p>
          </table:table-cell>
          <table:table-cell table:formula="of:=IF(OR(AND([.B57]&gt;[.E57];[.C57]=0);AND([.B57]&lt;=[.E57];[.C57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float" office:value="5399">
            <text:p>5399</text:p>
          </table:table-cell>
          <table:table-cell office:value-type="float" office:value="5320">
            <text:p>532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1.48496240601503">
            <text:p>1.484962406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25">
            <text:p>4125</text:p>
          </table:table-cell>
          <table:table-cell office:value-type="float" office:value="1">
            <text:p>1</text:p>
          </table:table-cell>
          <table:table-cell office:value-type="float" office:value="4135">
            <text:p>4135</text:p>
          </table:table-cell>
          <table:table-cell office:value-type="float" office:value="3961">
            <text:p>3961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 office:value-type="float" office:value="1">
            <text:p>1</text:p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4.39283009341077">
            <text:p>4.3928300934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55">
            <text:p>1555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float" office:value="1532">
            <text:p>1532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 office:value-type="float" office:value="1">
            <text:p>1</text:p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2.02349869451697">
            <text:p>2.0234986945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office:value-type="float" office:value="1052">
            <text:p>1052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3.04182509505704">
            <text:p>3.0418250951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1051">
            <text:p>1051</text:p>
          </table:table-cell>
          <table:table-cell office:value-type="float" office:value="1004">
            <text:p>1004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4.68127490039841">
            <text:p>4.6812749004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65">
            <text:p>5465</text:p>
          </table:table-cell>
          <table:table-cell office:value-type="float" office:value="5480">
            <text:p>548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273722627737229">
            <text:p>-0.2737226277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45">
            <text:p>1945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float" office:value="1865">
            <text:p>1865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3.10991957104558">
            <text:p>3.109919571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20">
            <text:p>5220</text:p>
          </table:table-cell>
          <table:table-cell office:value-type="float" office:value="5130">
            <text:p>513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1.75438596491229">
            <text:p>1.7543859649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935">
            <text:p>3935</text:p>
          </table:table-cell>
          <table:table-cell office:value-type="float" office:value="1">
            <text:p>1</text:p>
          </table:table-cell>
          <table:table-cell office:value-type="float" office:value="3880">
            <text:p>3880</text:p>
          </table:table-cell>
          <table:table-cell office:value-type="float" office:value="3745">
            <text:p>374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3.60480640854473">
            <text:p>3.6048064085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office:value-type="float" office:value="1820">
            <text:p>1820</text:p>
          </table:table-cell>
          <table:table-cell office:value-type="float" office:value="1756">
            <text:p>1756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3.64464692482915">
            <text:p>3.6446469248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float" office:value="1928">
            <text:p>1928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3.16390041493777">
            <text:p>3.1639004149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800">
            <text:p>5800</text:p>
          </table:table-cell>
          <table:table-cell office:value-type="float" office:value="1">
            <text:p>1</text:p>
          </table:table-cell>
          <table:table-cell office:value-type="float" office:value="5730">
            <text:p>5730</text:p>
          </table:table-cell>
          <table:table-cell office:value-type="float" office:value="5590">
            <text:p>559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2.50447227191412">
            <text:p>2.5044722719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1581">
            <text:p>1581</text:p>
          </table:table-cell>
          <table:table-cell office:value-type="float" office:value="1511">
            <text:p>1511</text:p>
          </table:table-cell>
          <table:table-cell table:formula="of:=IF(AND([.B70]&gt;[.E70];[.H70]=1);1;&quot;&quot;)" office:value-type="float" office:value="1">
            <text:p>1</text:p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4.63269358041032">
            <text:p>4.6326935804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442">
            <text:p>2442</text:p>
          </table:table-cell>
          <table:table-cell office:value-type="float" office:value="2370">
            <text:p>2370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3.03797468354429">
            <text:p>3.0379746835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781">
            <text:p>781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4.99359795134441">
            <text:p>4.9935979513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04">
            <text:p>1904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1825">
            <text:p>1825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4.87671232876711">
            <text:p>4.8767123288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100">
            <text:p>14100</text:p>
          </table:table-cell>
          <table:table-cell office:value-type="float" office:value="1">
            <text:p>1</text:p>
          </table:table-cell>
          <table:table-cell office:value-type="float" office:value="14189">
            <text:p>14189</text:p>
          </table:table-cell>
          <table:table-cell office:value-type="float" office:value="13960">
            <text:p>1396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1.64040114613179">
            <text:p>1.6404011461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625">
            <text:p>2625</text:p>
          </table:table-cell>
          <table:table-cell office:value-type="float" office:value="2472">
            <text:p>2472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6.18932038834952">
            <text:p>6.1893203883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379">
            <text:p>5379</text:p>
          </table:table-cell>
          <table:table-cell office:value-type="float" office:value="1">
            <text:p>1</text:p>
          </table:table-cell>
          <table:table-cell office:value-type="float" office:value="5361">
            <text:p>5361</text:p>
          </table:table-cell>
          <table:table-cell office:value-type="float" office:value="5215">
            <text:p>5215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2.79961649089167">
            <text:p>2.7996164909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10120">
            <text:p>10120</text:p>
          </table:table-cell>
          <table:table-cell office:value-type="float" office:value="1">
            <text:p>1</text:p>
          </table:table-cell>
          <table:table-cell office:value-type="float" office:value="10020">
            <text:p>10020</text:p>
          </table:table-cell>
          <table:table-cell office:value-type="float" office:value="10030">
            <text:p>1003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-0.0997008973080682">
            <text:p>-0.0997008973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1065">
            <text:p>1065</text:p>
          </table:table-cell>
          <table:table-cell office:value-type="float" office:value="1007">
            <text:p>1007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 office:value-type="float" office:value="1">
            <text:p>1</text:p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5.759682224429">
            <text:p>5.7596822244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55">
            <text:p>1455</text:p>
          </table:table-cell>
          <table:table-cell office:value-type="float" office:value="1411">
            <text:p>1411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3.11835577604536">
            <text:p>3.118355776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25">
            <text:p>825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4.96969696969698">
            <text:p>4.9696969697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1021">
            <text:p>102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5.8765915768854">
            <text:p>5.8765915769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office:value-type="float" office:value="486">
            <text:p>486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2.46913580246914">
            <text:p>2.4691358025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8.80000000000001">
            <text:p>8.8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42">
            <text:p>2742</text:p>
          </table:table-cell>
          <table:table-cell office:value-type="float" office:value="1">
            <text:p>1</text:p>
          </table:table-cell>
          <table:table-cell office:value-type="float" office:value="2731">
            <text:p>2731</text:p>
          </table:table-cell>
          <table:table-cell office:value-type="float" office:value="2622">
            <text:p>2622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4.15713196033562">
            <text:p>4.1571319603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float" office:value="526">
            <text:p>526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 office:value-type="float" office:value="1">
            <text:p>1</text:p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5.32319391634981">
            <text:p>5.3231939163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3070">
            <text:p>3070</text:p>
          </table:table-cell>
          <table:table-cell office:value-type="float" office:value="1">
            <text:p>1</text:p>
          </table:table-cell>
          <table:table-cell office:value-type="float" office:value="3031">
            <text:p>3031</text:p>
          </table:table-cell>
          <table:table-cell office:value-type="float" office:value="2990">
            <text:p>299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1.37123745819399">
            <text:p>1.3712374582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479">
            <text:p>1479</text:p>
          </table:table-cell>
          <table:table-cell office:value-type="float" office:value="1518">
            <text:p>1518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-2.5691699604743">
            <text:p>-2.5691699605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10">
            <text:p>3110</text:p>
          </table:table-cell>
          <table:table-cell office:value-type="float" office:value="0">
            <text:p>0</text:p>
          </table:table-cell>
          <table:table-cell office:value-type="float" office:value="3112">
            <text:p>3112</text:p>
          </table:table-cell>
          <table:table-cell office:value-type="float" office:value="3075">
            <text:p>307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1.20325203252033">
            <text:p>1.2032520325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293">
            <text:p>1293</text:p>
          </table:table-cell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 office:value-type="float" office:value="1144">
            <text:p>1144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13.1118881118881">
            <text:p>13.1118881119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office:value-type="float" office:value="1604">
            <text:p>1604</text:p>
          </table:table-cell>
          <table:table-cell office:value-type="float" office:value="1539">
            <text:p>1539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4.22352176738141">
            <text:p>4.2235217674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461">
            <text:p>461</text:p>
          </table:table-cell>
          <table:table-cell table:formula="of:=IF(AND([.B91]&gt;[.E91];[.H91]=1);1;&quot;&quot;)" office:value-type="float" office:value="1">
            <text:p>1</text:p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 office:value-type="float" office:value="1">
            <text:p>1</text:p>
          </table:table-cell>
          <table:table-cell/>
          <table:table-cell table:formula="of:=([.D91]/[.E91]*100)-100" office:value-type="float" office:value="5.85683297180044">
            <text:p>5.8568329718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office:value-type="float" office:value="1960">
            <text:p>196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5.40816326530613">
            <text:p>5.4081632653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office:value-type="float" office:value="1790">
            <text:p>1790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0.223463687150854">
            <text:p>0.2234636872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  <table:table-cell office:value-type="float" office:value="1047">
            <text:p>1047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2.19675262655205">
            <text:p>2.1967526266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53">
            <text:p>353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 office:value-type="float" office:value="1">
            <text:p>1</text:p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1.69971671388103">
            <text:p>1.6997167139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75">
            <text:p>2175</text:p>
          </table:table-cell>
          <table:table-cell office:value-type="float" office:value="1">
            <text:p>1</text:p>
          </table:table-cell>
          <table:table-cell office:value-type="float" office:value="2161">
            <text:p>2161</text:p>
          </table:table-cell>
          <table:table-cell office:value-type="float" office:value="2085">
            <text:p>2085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3.64508393285372">
            <text:p>3.6450839329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office:value-type="float" office:value="732">
            <text:p>732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2.04918032786885">
            <text:p>2.0491803279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float" office:value="646">
            <text:p>646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6.19195046439629">
            <text:p>6.1919504644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44">
            <text:p>544</text:p>
          </table:table-cell>
          <table:table-cell table:formula="of:=IF(AND([.B99]&gt;[.E99];[.H99]=1);1;&quot;&quot;)" office:value-type="float" office:value="1">
            <text:p>1</text:p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 office:value-type="float" office:value="1">
            <text:p>1</text:p>
          </table:table-cell>
          <table:table-cell/>
          <table:table-cell table:formula="of:=([.D99]/[.E99]*100)-100" office:value-type="float" office:value="0.919117647058826">
            <text:p>0.9191176471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office:value-type="float" office:value="1924">
            <text:p>1924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 office:value-type="float" office:value="1">
            <text:p>1</text:p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7.43243243243244">
            <text:p>7.4324324324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513">
            <text:p>513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5.26315789473684">
            <text:p>5.2631578947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209">
            <text:p>1209</text:p>
          </table:table-cell>
          <table:table-cell table:formula="of:=IF(AND([.B102]&gt;[.E102];[.H102]=1);1;&quot;&quot;)" office:value-type="float" office:value="1">
            <text:p>1</text:p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 office:value-type="float" office:value="1">
            <text:p>1</text:p>
          </table:table-cell>
          <table:table-cell/>
          <table:table-cell table:formula="of:=([.D102]/[.E102]*100)-100" office:value-type="float" office:value="8.6848635235732">
            <text:p>8.6848635236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557">
            <text:p>557</text:p>
          </table:table-cell>
          <table:table-cell office:value-type="float" office:value="542">
            <text:p>542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2.76752767527675">
            <text:p>2.7675276753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740">
            <text:p>3740</text:p>
          </table:table-cell>
          <table:table-cell office:value-type="float" office:value="0">
            <text:p>0</text:p>
          </table:table-cell>
          <table:table-cell office:value-type="float" office:value="3672">
            <text:p>3672</text:p>
          </table:table-cell>
          <table:table-cell office:value-type="float" office:value="3455">
            <text:p>3455</text:p>
          </table:table-cell>
          <table:table-cell table:formula="of:=IF(AND([.B104]&gt;[.E104];[.H104]=1);1;&quot;&quot;)" office:value-type="float" office:value="1">
            <text:p>1</text:p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 office:value-type="float" office:value="1">
            <text:p>1</text:p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 office:value-type="float" office:value="1">
            <text:p>1</text:p>
          </table:table-cell>
          <table:table-cell/>
          <table:table-cell table:formula="of:=([.D104]/[.E104]*100)-100" office:value-type="float" office:value="6.28075253256151">
            <text:p>6.2807525326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135">
            <text:p>1135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12.9515418502203">
            <text:p>12.9515418502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4.72440944881889">
            <text:p>4.7244094488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682">
            <text:p>2682</text:p>
          </table:table-cell>
          <table:table-cell office:value-type="float" office:value="2536">
            <text:p>2536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5.75709779179812">
            <text:p>5.7570977918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60">
            <text:p>560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 office:value-type="float" office:value="1">
            <text:p>1</text:p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5.71428571428572">
            <text:p>5.7142857143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51">
            <text:p>451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4.8780487804878">
            <text:p>4.8780487805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147">
            <text:p>6147</text:p>
          </table:table-cell>
          <table:table-cell office:value-type="float" office:value="1">
            <text:p>1</text:p>
          </table:table-cell>
          <table:table-cell office:value-type="float" office:value="6143">
            <text:p>6143</text:p>
          </table:table-cell>
          <table:table-cell office:value-type="float" office:value="5806">
            <text:p>5806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5.80434033758182">
            <text:p>5.8043403376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34">
            <text:p>1734</text:p>
          </table:table-cell>
          <table:table-cell office:value-type="float" office:value="1">
            <text:p>1</text:p>
          </table:table-cell>
          <table:table-cell office:value-type="float" office:value="1725">
            <text:p>1725</text:p>
          </table:table-cell>
          <table:table-cell office:value-type="float" office:value="1668">
            <text:p>1668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3.41726618705036">
            <text:p>3.4172661871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148">
            <text:p>1148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 office:value-type="float" office:value="1099">
            <text:p>1099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3.91264786169245">
            <text:p>3.9126478617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37">
            <text:p>1637</text:p>
          </table:table-cell>
          <table:table-cell office:value-type="float" office:value="0">
            <text:p>0</text:p>
          </table:table-cell>
          <table:table-cell office:value-type="float" office:value="1623">
            <text:p>1623</text:p>
          </table:table-cell>
          <table:table-cell office:value-type="float" office:value="1637">
            <text:p>1637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855222968845453">
            <text:p>-0.8552229688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498">
            <text:p>498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 office:value-type="float" office:value="1">
            <text:p>1</text:p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5.02008032128514">
            <text:p>5.0200803213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office:value-type="float" office:value="1765">
            <text:p>1765</text:p>
          </table:table-cell>
          <table:table-cell office:value-type="float" office:value="1650">
            <text:p>1650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6.96969696969695">
            <text:p>6.9696969697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03">
            <text:p>1703</text:p>
          </table:table-cell>
          <table:table-cell office:value-type="float" office:value="1">
            <text:p>1</text:p>
          </table:table-cell>
          <table:table-cell office:value-type="float" office:value="1701">
            <text:p>1701</text:p>
          </table:table-cell>
          <table:table-cell office:value-type="float" office:value="1626">
            <text:p>1626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4.61254612546125">
            <text:p>4.6125461255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office:value-type="float" office:value="622">
            <text:p>622</text:p>
          </table:table-cell>
          <table:table-cell office:value-type="float" office:value="604">
            <text:p>604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2.98013245033113">
            <text:p>2.9801324503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735">
            <text:p>735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3.94557823129252">
            <text:p>3.9455782313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39">
            <text:p>1439</text:p>
          </table:table-cell>
          <table:table-cell office:value-type="float" office:value="1">
            <text:p>1</text:p>
          </table:table-cell>
          <table:table-cell office:value-type="float" office:value="1429">
            <text:p>1429</text:p>
          </table:table-cell>
          <table:table-cell office:value-type="float" office:value="1418">
            <text:p>1418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0.775740479548674">
            <text:p>0.7757404795</text:p>
          </table:table-cell>
          <table:table-cell table:formula="of:=IF(OR(AND([.B119]&gt;[.E119];[.C119]=0);AND([.B119]&lt;=[.E119];[.C119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62">
            <text:p>1262</text:p>
          </table:table-cell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 office:value-type="float" office:value="1210">
            <text:p>1210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4.13223140495869">
            <text:p>4.132231405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1">
            <text:p>961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float" office:value="910">
            <text:p>910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4.39560439560441">
            <text:p>4.3956043956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395">
            <text:p>2395</text:p>
          </table:table-cell>
          <table:table-cell office:value-type="float" office:value="1">
            <text:p>1</text:p>
          </table:table-cell>
          <table:table-cell office:value-type="float" office:value="2395">
            <text:p>2395</text:p>
          </table:table-cell>
          <table:table-cell office:value-type="float" office:value="2310">
            <text:p>2310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 office:value-type="float" office:value="1">
            <text:p>1</text:p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3.67965367965368">
            <text:p>3.6796536797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205">
            <text:p>205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1.95121951219512">
            <text:p>1.9512195122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668">
            <text:p>1668</text:p>
          </table:table-cell>
          <table:table-cell office:value-type="float" office:value="0">
            <text:p>0</text:p>
          </table:table-cell>
          <table:table-cell office:value-type="float" office:value="1676">
            <text:p>1676</text:p>
          </table:table-cell>
          <table:table-cell office:value-type="float" office:value="1600">
            <text:p>1600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4.75000000000001">
            <text:p>4.75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float" office:value="628">
            <text:p>628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 office:value-type="float" office:value="1">
            <text:p>1</text:p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3.5031847133758">
            <text:p>3.5031847134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55">
            <text:p>1255</text:p>
          </table:table-cell>
          <table:table-cell office:value-type="float" office:value="1">
            <text:p>1</text:p>
          </table:table-cell>
          <table:table-cell office:value-type="float" office:value="1283">
            <text:p>1283</text:p>
          </table:table-cell>
          <table:table-cell office:value-type="float" office:value="1204">
            <text:p>1204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6.56146179401993">
            <text:p>6.561461794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439">
            <text:p>1439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1459">
            <text:p>1459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0.34270047978066">
            <text:p>-0.3427004798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4972">
            <text:p>4972</text:p>
          </table:table-cell>
          <table:table-cell office:value-type="float" office:value="5070">
            <text:p>507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1.93293885601578">
            <text:p>-1.932938856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50">
            <text:p>6250</text:p>
          </table:table-cell>
          <table:table-cell office:value-type="float" office:value="1">
            <text:p>1</text:p>
          </table:table-cell>
          <table:table-cell office:value-type="float" office:value="6269">
            <text:p>6269</text:p>
          </table:table-cell>
          <table:table-cell office:value-type="float" office:value="5920">
            <text:p>592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5.89527027027029">
            <text:p>5.8952702703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1057">
            <text:p>1057</text:p>
          </table:table-cell>
          <table:table-cell office:value-type="float" office:value="1008">
            <text:p>1008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 office:value-type="float" office:value="1">
            <text:p>1</text:p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4.86111111111111">
            <text:p>4.8611111111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429">
            <text:p>5429</text:p>
          </table:table-cell>
          <table:table-cell office:value-type="float" office:value="1">
            <text:p>1</text:p>
          </table:table-cell>
          <table:table-cell office:value-type="float" office:value="5381">
            <text:p>5381</text:p>
          </table:table-cell>
          <table:table-cell office:value-type="float" office:value="5150">
            <text:p>5150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4.48543689320388">
            <text:p>4.4854368932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422">
            <text:p>5422</text:p>
          </table:table-cell>
          <table:table-cell office:value-type="float" office:value="1">
            <text:p>1</text:p>
          </table:table-cell>
          <table:table-cell office:value-type="float" office:value="5483">
            <text:p>5483</text:p>
          </table:table-cell>
          <table:table-cell office:value-type="float" office:value="5114">
            <text:p>5114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 office:value-type="float" office:value="1">
            <text:p>1</text:p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7.21548689870943">
            <text:p>7.2154868987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09">
            <text:p>1609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518">
            <text:p>1518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 office:value-type="float" office:value="1">
            <text:p>1</text:p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6.58761528326745">
            <text:p>6.5876152833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36">
            <text:p>1236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1171">
            <text:p>1171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7.00256191289496">
            <text:p>7.0025619129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4530">
            <text:p>4530</text:p>
          </table:table-cell>
          <table:table-cell office:value-type="float" office:value="4225">
            <text:p>422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 office:value-type="float" office:value="1">
            <text:p>1</text:p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7.21893491124261">
            <text:p>7.2189349112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office:value-type="float" office:value="2109">
            <text:p>2109</text:p>
          </table:table-cell>
          <table:table-cell office:value-type="float" office:value="2005">
            <text:p>2005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5.18703241895263">
            <text:p>5.187032419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815">
            <text:p>3815</text:p>
          </table:table-cell>
          <table:table-cell office:value-type="float" office:value="1">
            <text:p>1</text:p>
          </table:table-cell>
          <table:table-cell office:value-type="float" office:value="3865">
            <text:p>3865</text:p>
          </table:table-cell>
          <table:table-cell office:value-type="float" office:value="3595">
            <text:p>3595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 office:value-type="float" office:value="1">
            <text:p>1</text:p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7.51043115438108">
            <text:p>7.5104311544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920">
            <text:p>5920</text:p>
          </table:table-cell>
          <table:table-cell office:value-type="float" office:value="0">
            <text:p>0</text:p>
          </table:table-cell>
          <table:table-cell office:value-type="float" office:value="5846">
            <text:p>5846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1.25">
            <text:p>-1.25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287">
            <text:p>7287</text:p>
          </table:table-cell>
          <table:table-cell office:value-type="float" office:value="1">
            <text:p>1</text:p>
          </table:table-cell>
          <table:table-cell office:value-type="float" office:value="7458">
            <text:p>7458</text:p>
          </table:table-cell>
          <table:table-cell office:value-type="float" office:value="6760">
            <text:p>676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10.3254437869823">
            <text:p>10.325443787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874">
            <text:p>1874</text:p>
          </table:table-cell>
          <table:table-cell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1811">
            <text:p>1811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3.58917725013805">
            <text:p>3.5891772501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860">
            <text:p>14860</text:p>
          </table:table-cell>
          <table:table-cell office:value-type="float" office:value="1">
            <text:p>1</text:p>
          </table:table-cell>
          <table:table-cell office:value-type="float" office:value="14945">
            <text:p>14945</text:p>
          </table:table-cell>
          <table:table-cell office:value-type="float" office:value="13440">
            <text:p>1344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11.1979166666667">
            <text:p>11.1979166667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65">
            <text:p>4065</text:p>
          </table:table-cell>
          <table:table-cell office:value-type="float" office:value="1">
            <text:p>1</text:p>
          </table:table-cell>
          <table:table-cell office:value-type="float" office:value="4035">
            <text:p>4035</text:p>
          </table:table-cell>
          <table:table-cell office:value-type="float" office:value="3825">
            <text:p>3825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5.49019607843138">
            <text:p>5.4901960784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170">
            <text:p>7170</text:p>
          </table:table-cell>
          <table:table-cell office:value-type="float" office:value="1">
            <text:p>1</text:p>
          </table:table-cell>
          <table:table-cell office:value-type="float" office:value="7205">
            <text:p>7205</text:p>
          </table:table-cell>
          <table:table-cell office:value-type="float" office:value="6770">
            <text:p>677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 office:value-type="float" office:value="1">
            <text:p>1</text:p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6.42540620384047">
            <text:p>6.4254062038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28">
            <text:p>2628</text:p>
          </table:table-cell>
          <table:table-cell office:value-type="float" office:value="1">
            <text:p>1</text:p>
          </table:table-cell>
          <table:table-cell office:value-type="float" office:value="2645">
            <text:p>2645</text:p>
          </table:table-cell>
          <table:table-cell office:value-type="float" office:value="2501">
            <text:p>2501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5.75769692123151">
            <text:p>5.7576969212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3429">
            <text:p>3429</text:p>
          </table:table-cell>
          <table:table-cell office:value-type="float" office:value="3240">
            <text:p>324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 office:value-type="float" office:value="1">
            <text:p>1</text:p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5.83333333333333">
            <text:p>5.8333333333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10">
            <text:p>5210</text:p>
          </table:table-cell>
          <table:table-cell office:value-type="float" office:value="1">
            <text:p>1</text:p>
          </table:table-cell>
          <table:table-cell office:value-type="float" office:value="5205">
            <text:p>5205</text:p>
          </table:table-cell>
          <table:table-cell office:value-type="float" office:value="4970">
            <text:p>497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4.72837022132796">
            <text:p>4.7283702213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7040">
            <text:p>7040</text:p>
          </table:table-cell>
          <table:table-cell office:value-type="float" office:value="6820">
            <text:p>682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3.2258064516129">
            <text:p>3.2258064516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13">
            <text:p>2113</text:p>
          </table:table-cell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office:value-type="float" office:value="1979">
            <text:p>1979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 office:value-type="float" office:value="1">
            <text:p>1</text:p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8.7923193532087">
            <text:p>8.7923193532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883">
            <text:p>1883</text:p>
          </table:table-cell>
          <table:table-cell office:value-type="float" office:value="1">
            <text:p>1</text:p>
          </table:table-cell>
          <table:table-cell office:value-type="float" office:value="1890">
            <text:p>1890</text:p>
          </table:table-cell>
          <table:table-cell office:value-type="float" office:value="1788">
            <text:p>1788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5.70469798657717">
            <text:p>5.7046979866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float" office:value="2261">
            <text:p>2261</text:p>
          </table:table-cell>
          <table:table-cell office:value-type="float" office:value="2137">
            <text:p>2137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5.8025269068788">
            <text:p>5.8025269069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60">
            <text:p>3960</text:p>
          </table:table-cell>
          <table:table-cell office:value-type="float" office:value="1">
            <text:p>1</text:p>
          </table:table-cell>
          <table:table-cell office:value-type="float" office:value="3982">
            <text:p>3982</text:p>
          </table:table-cell>
          <table:table-cell office:value-type="float" office:value="3748">
            <text:p>3748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 office:value-type="float" office:value="1">
            <text:p>1</text:p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6.24332977588047">
            <text:p>6.2433297759</text:p>
          </table:table-cell>
          <table:table-cell table:formula="of:=IF(OR(AND([.B152]&gt;[.E152];[.C152]=0);AND([.B152]&lt;=[.E152];[.C152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6960">
            <text:p>6960</text:p>
          </table:table-cell>
          <table:table-cell office:value-type="float" office:value="1">
            <text:p>1</text:p>
          </table:table-cell>
          <table:table-cell office:value-type="float" office:value="7015">
            <text:p>7015</text:p>
          </table:table-cell>
          <table:table-cell office:value-type="float" office:value="6680">
            <text:p>668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 office:value-type="float" office:value="1">
            <text:p>1</text:p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5.01497005988023">
            <text:p>5.0149700599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office:value-type="float" office:value="2037">
            <text:p>2037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6.72557682866962">
            <text:p>6.7255768287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559">
            <text:p>1559</text:p>
          </table:table-cell>
          <table:table-cell table:formula="of:=IF(AND([.B156]&gt;[.E156];[.H156]=1);1;&quot;&quot;)" office:value-type="float" office:value="1">
            <text:p>1</text:p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3.20718409236692">
            <text:p>3.2071840924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258">
            <text:p>258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4.65116279069768">
            <text:p>4.6511627907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27">
            <text:p>427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3.98126463700234">
            <text:p>3.981264637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177">
            <text:p>2177</text:p>
          </table:table-cell>
          <table:table-cell office:value-type="float" office:value="2117">
            <text:p>2117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2.83419933868683">
            <text:p>2.8341993387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237">
            <text:p>2237</text:p>
          </table:table-cell>
          <table:table-cell office:value-type="float" office:value="2233">
            <text:p>2233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0.179131213613971">
            <text:p>0.1791312136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77">
            <text:p>1477</text:p>
          </table:table-cell>
          <table:table-cell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383">
            <text:p>1383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6.50759219088937">
            <text:p>6.5075921909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78">
            <text:p>2978</text:p>
          </table:table-cell>
          <table:table-cell office:value-type="float" office:value="1">
            <text:p>1</text:p>
          </table:table-cell>
          <table:table-cell office:value-type="float" office:value="2943">
            <text:p>2943</text:p>
          </table:table-cell>
          <table:table-cell office:value-type="float" office:value="2909">
            <text:p>2909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1.16878652457891">
            <text:p>1.1687865246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330">
            <text:p>5330</text:p>
          </table:table-cell>
          <table:table-cell office:value-type="float" office:value="5280">
            <text:p>528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0.946969696969703">
            <text:p>0.946969697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450">
            <text:p>450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1.33333333333334">
            <text:p>1.3333333333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25">
            <text:p>4225</text:p>
          </table:table-cell>
          <table:table-cell office:value-type="float" office:value="1">
            <text:p>1</text:p>
          </table:table-cell>
          <table:table-cell office:value-type="float" office:value="4230">
            <text:p>4230</text:p>
          </table:table-cell>
          <table:table-cell office:value-type="float" office:value="4120">
            <text:p>412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 office:value-type="float" office:value="1">
            <text:p>1</text:p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2.66990291262137">
            <text:p>2.6699029126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float" office:value="1241">
            <text:p>1241</text:p>
          </table:table-cell>
          <table:table-cell office:value-type="float" office:value="1243">
            <text:p>1243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0.160901045856804">
            <text:p>-0.1609010459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40">
            <text:p>5040</text:p>
          </table:table-cell>
          <table:table-cell office:value-type="float" office:value="1">
            <text:p>1</text:p>
          </table:table-cell>
          <table:table-cell office:value-type="float" office:value="5030">
            <text:p>5030</text:p>
          </table:table-cell>
          <table:table-cell office:value-type="float" office:value="4925">
            <text:p>4925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2.13197969543147">
            <text:p>2.1319796954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908">
            <text:p>1908</text:p>
          </table:table-cell>
          <table:table-cell office:value-type="float" office:value="1">
            <text:p>1</text:p>
          </table:table-cell>
          <table:table-cell office:value-type="float" office:value="1918">
            <text:p>1918</text:p>
          </table:table-cell>
          <table:table-cell office:value-type="float" office:value="1851">
            <text:p>1851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 office:value-type="float" office:value="1">
            <text:p>1</text:p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3.61966504592112">
            <text:p>3.6196650459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float" office:value="658">
            <text:p>658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5.16717325227964">
            <text:p>5.1671732523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76">
            <text:p>1176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138">
            <text:p>1138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2.63620386643232">
            <text:p>2.6362038664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42">
            <text:p>204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959">
            <text:p>1959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2.75650842266461">
            <text:p>2.7565084227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90">
            <text:p>4890</text:p>
          </table:table-cell>
          <table:table-cell office:value-type="float" office:value="1">
            <text:p>1</text:p>
          </table:table-cell>
          <table:table-cell office:value-type="float" office:value="4919">
            <text:p>4919</text:p>
          </table:table-cell>
          <table:table-cell office:value-type="float" office:value="4545">
            <text:p>4545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 office:value-type="float" office:value="1">
            <text:p>1</text:p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8.22882288228823">
            <text:p>8.2288228823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470">
            <text:p>147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2.17687074829931">
            <text:p>2.1768707483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679">
            <text:p>679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 office:value-type="float" office:value="1">
            <text:p>1</text:p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 office:value-type="float" office:value="1">
            <text:p>1</text:p>
          </table:table-cell>
          <table:table-cell table:formula="of:=IF(OR(AND([.G174]=1;[.I174]=1);AND([.F174]=1;[.H174]=1));1;&quot;&quot;)" office:value-type="float" office:value="1">
            <text:p>1</text:p>
          </table:table-cell>
          <table:table-cell/>
          <table:table-cell table:formula="of:=([.D174]/[.E174]*100)-100" office:value-type="float" office:value="-0.88365243004418">
            <text:p>-0.88365243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030">
            <text:p>6030</text:p>
          </table:table-cell>
          <table:table-cell office:value-type="float" office:value="1">
            <text:p>1</text:p>
          </table:table-cell>
          <table:table-cell office:value-type="float" office:value="6010">
            <text:p>6010</text:p>
          </table:table-cell>
          <table:table-cell office:value-type="float" office:value="5550">
            <text:p>555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8.2882882882883">
            <text:p>8.2882882883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27">
            <text:p>727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702">
            <text:p>702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3.41880341880343">
            <text:p>3.4188034188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71">
            <text:p>871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0.344431687715272">
            <text:p>0.3444316877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610">
            <text:p>1610</text:p>
          </table:table-cell>
          <table:table-cell office:value-type="float" office:value="1">
            <text:p>1</text:p>
          </table:table-cell>
          <table:table-cell office:value-type="float" office:value="1574">
            <text:p>1574</text:p>
          </table:table-cell>
          <table:table-cell office:value-type="float" office:value="1554">
            <text:p>1554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1.28700128700127">
            <text:p>1.287001287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04">
            <text:p>1104</text:p>
          </table:table-cell>
          <table:table-cell office:value-type="float" office:value="1">
            <text:p>1</text:p>
          </table:table-cell>
          <table:table-cell office:value-type="float" office:value="1127">
            <text:p>1127</text:p>
          </table:table-cell>
          <table:table-cell office:value-type="float" office:value="1129">
            <text:p>1129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 office:value-type="float" office:value="1">
            <text:p>1</text:p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  <table:table-cell table:formula="of:=([.D179]/[.E179]*100)-100" office:value-type="float" office:value="-0.177147918511949">
            <text:p>-0.1771479185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493">
            <text:p>493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0.608519269776878">
            <text:p>0.6085192698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96">
            <text:p>296</text:p>
          </table:table-cell>
          <table:table-cell table:formula="of:=IF(AND([.B181]&gt;[.E181];[.H181]=1);1;&quot;&quot;)" office:value-type="float" office:value="1">
            <text:p>1</text:p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2.36486486486487">
            <text:p>2.3648648649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74">
            <text:p>4574</text:p>
          </table:table-cell>
          <table:table-cell office:value-type="float" office:value="4308">
            <text:p>4308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6.17455896007428">
            <text:p>6.1745589601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287">
            <text:p>1287</text:p>
          </table:table-cell>
          <table:table-cell office:value-type="float" office:value="1224">
            <text:p>1224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5.14705882352942">
            <text:p>5.1470588235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643">
            <text:p>2643</text:p>
          </table:table-cell>
          <table:table-cell office:value-type="float" office:value="2568">
            <text:p>2568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2.92056074766356">
            <text:p>2.9205607477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 office:value-type="float" office:value="1014">
            <text:p>1014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3.2544378698225">
            <text:p>3.2544378698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050">
            <text:p>11050</text:p>
          </table:table-cell>
          <table:table-cell office:value-type="float" office:value="1">
            <text:p>1</text:p>
          </table:table-cell>
          <table:table-cell office:value-type="float" office:value="10907">
            <text:p>10907</text:p>
          </table:table-cell>
          <table:table-cell office:value-type="float" office:value="10370">
            <text:p>1037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5.17839922854388">
            <text:p>5.1783992285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340">
            <text:p>7340</text:p>
          </table:table-cell>
          <table:table-cell office:value-type="float" office:value="0">
            <text:p>0</text:p>
          </table:table-cell>
          <table:table-cell table:number-columns-repeated="2" office:value-type="float" office:value="7160">
            <text:p>7160</text:p>
          </table:table-cell>
          <table:table-cell table:formula="of:=IF(AND([.B187]&gt;[.E187];[.H187]=1);1;&quot;&quot;)" office:value-type="float" office:value="1">
            <text:p>1</text:p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0">
            <text:p>0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170">
            <text:p>9170</text:p>
          </table:table-cell>
          <table:table-cell office:value-type="float" office:value="1">
            <text:p>1</text:p>
          </table:table-cell>
          <table:table-cell office:value-type="float" office:value="9055">
            <text:p>9055</text:p>
          </table:table-cell>
          <table:table-cell office:value-type="float" office:value="8670">
            <text:p>867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4.44059976931951">
            <text:p>4.4405997693</text:p>
          </table:table-cell>
          <table:table-cell table:formula="of:=IF(OR(AND([.B188]&gt;[.E188];[.C188]=0);AND([.B188]&lt;=[.E188];[.C188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24">
            <text:p>1124</text:p>
          </table:table-cell>
          <table:table-cell office:value-type="float" office:value="1">
            <text:p>1</text:p>
          </table:table-cell>
          <table:table-cell office:value-type="float" office:value="1132">
            <text:p>1132</text:p>
          </table:table-cell>
          <table:table-cell office:value-type="float" office:value="1076">
            <text:p>1076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5.20446096654274">
            <text:p>5.2044609665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959">
            <text:p>959</text:p>
          </table:table-cell>
          <table:table-cell office:value-type="float" office:value="927">
            <text:p>927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3.4519956850054">
            <text:p>3.451995685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46">
            <text:p>1146</text:p>
          </table:table-cell>
          <table:table-cell office:value-type="float" office:value="1">
            <text:p>1</text:p>
          </table:table-cell>
          <table:table-cell office:value-type="float" office:value="1148">
            <text:p>1148</text:p>
          </table:table-cell>
          <table:table-cell office:value-type="float" office:value="1119">
            <text:p>1119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2.59159964253799">
            <text:p>2.5915996425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865">
            <text:p>1865</text:p>
          </table:table-cell>
          <table:table-cell office:value-type="float" office:value="1">
            <text:p>1</text:p>
          </table:table-cell>
          <table:table-cell office:value-type="float" office:value="1875">
            <text:p>1875</text:p>
          </table:table-cell>
          <table:table-cell office:value-type="float" office:value="1790">
            <text:p>1790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4.74860335195531">
            <text:p>4.748603352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425">
            <text:p>425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6.11764705882354">
            <text:p>6.1176470588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509">
            <text:p>2509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3.18852132323634">
            <text:p>3.1885213232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093">
            <text:p>4093</text:p>
          </table:table-cell>
          <table:table-cell office:value-type="float" office:value="1">
            <text:p>1</text:p>
          </table:table-cell>
          <table:table-cell office:value-type="float" office:value="4125">
            <text:p>4125</text:p>
          </table:table-cell>
          <table:table-cell office:value-type="float" office:value="4009">
            <text:p>4009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 office:value-type="float" office:value="1">
            <text:p>1</text:p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2.89348964829135">
            <text:p>2.8934896483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1621">
            <text:p>1621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2.652683528686">
            <text:p>2.6526835287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  <table:table-cell office:value-type="float" office:value="2871">
            <text:p>2871</text:p>
          </table:table-cell>
          <table:table-cell office:value-type="float" office:value="2782">
            <text:p>2782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3.19913731128685">
            <text:p>3.1991373113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  <table:table-cell office:value-type="float" office:value="555">
            <text:p>555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2.34234234234233">
            <text:p>2.3423423423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office:value-type="float" office:value="688">
            <text:p>688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6.1046511627907">
            <text:p>6.1046511628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67">
            <text:p>567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 office:value-type="float" office:value="1">
            <text:p>1</text:p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4.93827160493827">
            <text:p>4.9382716049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356">
            <text:p>356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3.65168539325842">
            <text:p>3.6516853933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744">
            <text:p>1744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1.77752293577981">
            <text:p>-1.7775229358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37">
            <text:p>2837</text:p>
          </table:table-cell>
          <table:table-cell office:value-type="float" office:value="1">
            <text:p>1</text:p>
          </table:table-cell>
          <table:table-cell office:value-type="float" office:value="2867">
            <text:p>2867</text:p>
          </table:table-cell>
          <table:table-cell office:value-type="float" office:value="2673">
            <text:p>2673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7.25776281331835">
            <text:p>7.2577628133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09">
            <text:p>709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4.23131170662904">
            <text:p>4.2313117066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858369098712444">
            <text:p>-0.8583690987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656">
            <text:p>1656</text:p>
          </table:table-cell>
          <table:table-cell office:value-type="float" office:value="1">
            <text:p>1</text:p>
          </table:table-cell>
          <table:table-cell office:value-type="float" office:value="1693">
            <text:p>1693</text:p>
          </table:table-cell>
          <table:table-cell office:value-type="float" office:value="1538">
            <text:p>1538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 office:value-type="float" office:value="1">
            <text:p>1</text:p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10.0780234070221">
            <text:p>10.078023407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366">
            <text:p>366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5.19125683060109">
            <text:p>5.1912568306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14">
            <text:p>1414</text:p>
          </table:table-cell>
          <table:table-cell office:value-type="float" office:value="1">
            <text:p>1</text:p>
          </table:table-cell>
          <table:table-cell office:value-type="float" office:value="1418">
            <text:p>1418</text:p>
          </table:table-cell>
          <table:table-cell office:value-type="float" office:value="1343">
            <text:p>1343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5.58451228592702">
            <text:p>5.5845122859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73">
            <text:p>373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3.48525469168901">
            <text:p>3.4852546917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213">
            <text:p>213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7.98122065727699">
            <text:p>7.9812206573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353">
            <text:p>353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 office:value-type="float" office:value="1">
            <text:p>1</text:p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5.94900849858358">
            <text:p>5.9490084986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1434">
            <text:p>1434</text:p>
          </table:table-cell>
          <table:table-cell office:value-type="float" office:value="1319">
            <text:p>1319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8.71872630780895">
            <text:p>8.7187263078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36">
            <text:p>936</text:p>
          </table:table-cell>
          <table:table-cell office:value-type="float" office:value="895">
            <text:p>895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4.58100558659218">
            <text:p>4.5810055866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31">
            <text:p>1531</text:p>
          </table:table-cell>
          <table:table-cell office:value-type="float" office:value="1">
            <text:p>1</text:p>
          </table:table-cell>
          <table:table-cell office:value-type="float" office:value="1551">
            <text:p>1551</text:p>
          </table:table-cell>
          <table:table-cell office:value-type="float" office:value="1479">
            <text:p>1479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4.86815415821502">
            <text:p>4.8681541582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15">
            <text:p>1815</text:p>
          </table:table-cell>
          <table:table-cell office:value-type="float" office:value="1">
            <text:p>1</text:p>
          </table:table-cell>
          <table:table-cell office:value-type="float" office:value="1803">
            <text:p>1803</text:p>
          </table:table-cell>
          <table:table-cell office:value-type="float" office:value="1730">
            <text:p>1730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4.21965317919076">
            <text:p>4.2196531792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office:value-type="float" office:value="865">
            <text:p>865</text:p>
          </table:table-cell>
          <table:table-cell office:value-type="float" office:value="807">
            <text:p>807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7.18711276332094">
            <text:p>7.1871127633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98">
            <text:p>2498</text:p>
          </table:table-cell>
          <table:table-cell office:value-type="float" office:value="1">
            <text:p>1</text:p>
          </table:table-cell>
          <table:table-cell office:value-type="float" office:value="2513">
            <text:p>2513</text:p>
          </table:table-cell>
          <table:table-cell office:value-type="float" office:value="2384">
            <text:p>2384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5.41107382550337">
            <text:p>5.4110738255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300">
            <text:p>9300</text:p>
          </table:table-cell>
          <table:table-cell office:value-type="float" office:value="1">
            <text:p>1</text:p>
          </table:table-cell>
          <table:table-cell office:value-type="float" office:value="9275">
            <text:p>9275</text:p>
          </table:table-cell>
          <table:table-cell office:value-type="float" office:value="8890">
            <text:p>889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4.33070866141732">
            <text:p>4.3307086614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 office:value-type="float" office:value="2180">
            <text:p>2180</text:p>
          </table:table-cell>
          <table:table-cell office:value-type="float" office:value="2098">
            <text:p>2098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 office:value-type="float" office:value="1">
            <text:p>1</text:p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3.90848427073402">
            <text:p>3.9084842707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37">
            <text:p>1337</text:p>
          </table:table-cell>
          <table:table-cell office:value-type="float" office:value="1">
            <text:p>1</text:p>
          </table:table-cell>
          <table:table-cell office:value-type="float" office:value="1339">
            <text:p>1339</text:p>
          </table:table-cell>
          <table:table-cell office:value-type="float" office:value="1305">
            <text:p>1305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2.60536398467433">
            <text:p>2.6053639847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 office:value-type="float" office:value="1">
            <text:p>1</text:p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3.27272727272727">
            <text:p>3.2727272727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40">
            <text:p>1140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03">
            <text:p>1103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 office:value-type="float" office:value="1">
            <text:p>1</text:p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4.53309156844968">
            <text:p>4.5330915684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 office:value-type="float" office:value="2050">
            <text:p>205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4.34146341463415">
            <text:p>4.3414634146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office:value-type="float" office:value="1085">
            <text:p>1085</text:p>
          </table:table-cell>
          <table:table-cell office:value-type="float" office:value="1036">
            <text:p>1036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4.72972972972974">
            <text:p>4.7297297297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14">
            <text:p>2314</text:p>
          </table:table-cell>
          <table:table-cell office:value-type="float" office:value="0">
            <text:p>0</text:p>
          </table:table-cell>
          <table:table-cell office:value-type="float" office:value="2274">
            <text:p>2274</text:p>
          </table:table-cell>
          <table:table-cell office:value-type="float" office:value="2192">
            <text:p>2192</text:p>
          </table:table-cell>
          <table:table-cell table:formula="of:=IF(AND([.B227]&gt;[.E227];[.H227]=1);1;&quot;&quot;)" office:value-type="float" office:value="1">
            <text:p>1</text:p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3.74087591240877">
            <text:p>3.7408759124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40">
            <text:p>8840</text:p>
          </table:table-cell>
          <table:table-cell office:value-type="float" office:value="0">
            <text:p>0</text:p>
          </table:table-cell>
          <table:table-cell office:value-type="float" office:value="8879">
            <text:p>8879</text:p>
          </table:table-cell>
          <table:table-cell office:value-type="float" office:value="8330">
            <text:p>833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6.5906362545018">
            <text:p>6.5906362545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5834">
            <text:p>5834</text:p>
          </table:table-cell>
          <table:table-cell office:value-type="float" office:value="5480">
            <text:p>548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6.45985401459855">
            <text:p>6.4598540146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95">
            <text:p>4495</text:p>
          </table:table-cell>
          <table:table-cell office:value-type="float" office:value="1">
            <text:p>1</text:p>
          </table:table-cell>
          <table:table-cell office:value-type="float" office:value="4482">
            <text:p>4482</text:p>
          </table:table-cell>
          <table:table-cell office:value-type="float" office:value="4325">
            <text:p>432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3.63005780346822">
            <text:p>3.6300578035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 office:value-type="float" office:value="2173">
            <text:p>2173</text:p>
          </table:table-cell>
          <table:table-cell office:value-type="float" office:value="2093">
            <text:p>2093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3.82226469182991">
            <text:p>3.8222646918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5880">
            <text:p>25880</text:p>
          </table:table-cell>
          <table:table-cell office:value-type="float" office:value="1">
            <text:p>1</text:p>
          </table:table-cell>
          <table:table-cell office:value-type="float" office:value="25658">
            <text:p>25658</text:p>
          </table:table-cell>
          <table:table-cell office:value-type="float" office:value="25050">
            <text:p>25050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2.42714570858284">
            <text:p>2.4271457086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05">
            <text:p>1605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556">
            <text:p>1556</text:p>
          </table:table-cell>
          <table:table-cell table:formula="of:=IF(AND([.B233]&gt;[.E233];[.H233]=1);1;&quot;&quot;)" office:value-type="float" office:value="1">
            <text:p>1</text:p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 office:value-type="float" office:value="1">
            <text:p>1</text:p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 office:value-type="float" office:value="1">
            <text:p>1</text:p>
          </table:table-cell>
          <table:table-cell/>
          <table:table-cell table:formula="of:=([.D233]/[.E233]*100)-100" office:value-type="float" office:value="2.63496143958868">
            <text:p>2.6349614396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805">
            <text:p>1805</text:p>
          </table:table-cell>
          <table:table-cell office:value-type="float" office:value="1">
            <text:p>1</text:p>
          </table:table-cell>
          <table:table-cell office:value-type="float" office:value="1828">
            <text:p>1828</text:p>
          </table:table-cell>
          <table:table-cell office:value-type="float" office:value="1734">
            <text:p>1734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 office:value-type="float" office:value="1">
            <text:p>1</text:p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5.42099192618224">
            <text:p>5.4209919262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474">
            <text:p>47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5.27426160337552">
            <text:p>5.2742616034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612">
            <text:p>1612</text:p>
          </table:table-cell>
          <table:table-cell office:value-type="float" office:value="1">
            <text:p>1</text:p>
          </table:table-cell>
          <table:table-cell office:value-type="float" office:value="1635">
            <text:p>1635</text:p>
          </table:table-cell>
          <table:table-cell office:value-type="float" office:value="1564">
            <text:p>1564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4.53964194373401">
            <text:p>4.5396419437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02">
            <text:p>1702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office:value-type="float" office:value="1581">
            <text:p>1581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7.65338393421884">
            <text:p>7.6533839342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434">
            <text:p>434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3.91705069124424">
            <text:p>3.9170506912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 office:value-type="float" office:value="799">
            <text:p>799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 office:value-type="float" office:value="1">
            <text:p>1</text:p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5.38172715894869">
            <text:p>5.3817271589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848">
            <text:p>6848</text:p>
          </table:table-cell>
          <table:table-cell office:value-type="float" office:value="1">
            <text:p>1</text:p>
          </table:table-cell>
          <table:table-cell office:value-type="float" office:value="6914">
            <text:p>6914</text:p>
          </table:table-cell>
          <table:table-cell office:value-type="float" office:value="6570">
            <text:p>6570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 office:value-type="float" office:value="1">
            <text:p>1</text:p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5.2359208523592">
            <text:p>5.2359208524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9">
            <text:p>2529</text:p>
          </table:table-cell>
          <table:table-cell office:value-type="float" office:value="0">
            <text:p>0</text:p>
          </table:table-cell>
          <table:table-cell office:value-type="float" office:value="2515">
            <text:p>2515</text:p>
          </table:table-cell>
          <table:table-cell office:value-type="float" office:value="2449">
            <text:p>2449</text:p>
          </table:table-cell>
          <table:table-cell table:formula="of:=IF(AND([.B241]&gt;[.E241];[.H241]=1);1;&quot;&quot;)" office:value-type="float" office:value="1">
            <text:p>1</text:p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2.69497754185382">
            <text:p>2.6949775419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757">
            <text:p>757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4.22721268163804">
            <text:p>4.2272126816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392">
            <text:p>1392</text:p>
          </table:table-cell>
          <table:table-cell office:value-type="float" office:value="1">
            <text:p>1</text:p>
          </table:table-cell>
          <table:table-cell office:value-type="float" office:value="1403">
            <text:p>1403</text:p>
          </table:table-cell>
          <table:table-cell office:value-type="float" office:value="1319">
            <text:p>1319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6.36846095526916">
            <text:p>6.3684609553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146">
            <text:p>2146</text:p>
          </table:table-cell>
          <table:table-cell office:value-type="float" office:value="1">
            <text:p>1</text:p>
          </table:table-cell>
          <table:table-cell office:value-type="float" office:value="2185">
            <text:p>2185</text:p>
          </table:table-cell>
          <table:table-cell office:value-type="float" office:value="2036">
            <text:p>203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 office:value-type="float" office:value="1">
            <text:p>1</text:p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7.31827111984282">
            <text:p>7.3182711198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305">
            <text:p>4305</text:p>
          </table:table-cell>
          <table:table-cell office:value-type="float" office:value="1">
            <text:p>1</text:p>
          </table:table-cell>
          <table:table-cell office:value-type="float" office:value="4347">
            <text:p>4347</text:p>
          </table:table-cell>
          <table:table-cell office:value-type="float" office:value="4155">
            <text:p>415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4.62093862815884">
            <text:p>4.6209386282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68">
            <text:p>2168</text:p>
          </table:table-cell>
          <table:table-cell office:value-type="float" office:value="1">
            <text:p>1</text:p>
          </table:table-cell>
          <table:table-cell office:value-type="float" office:value="2163">
            <text:p>2163</text:p>
          </table:table-cell>
          <table:table-cell office:value-type="float" office:value="2048">
            <text:p>2048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5.615234375">
            <text:p>5.615234375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  <table:table-cell office:value-type="float" office:value="1541">
            <text:p>1541</text:p>
          </table:table-cell>
          <table:table-cell office:value-type="float" office:value="1377">
            <text:p>1377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11.9099491648511">
            <text:p>11.9099491649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221">
            <text:p>1221</text:p>
          </table:table-cell>
          <table:table-cell office:value-type="float" office:value="1152">
            <text:p>1152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5.98958333333333">
            <text:p>5.9895833333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692">
            <text:p>2692</text:p>
          </table:table-cell>
          <table:table-cell office:value-type="float" office:value="1">
            <text:p>1</text:p>
          </table:table-cell>
          <table:table-cell office:value-type="float" office:value="2716">
            <text:p>2716</text:p>
          </table:table-cell>
          <table:table-cell office:value-type="float" office:value="2612">
            <text:p>2612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 office:value-type="float" office:value="1">
            <text:p>1</text:p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3.98162327718224">
            <text:p>3.9816232772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450">
            <text:p>8450</text:p>
          </table:table-cell>
          <table:table-cell office:value-type="float" office:value="1">
            <text:p>1</text:p>
          </table:table-cell>
          <table:table-cell office:value-type="float" office:value="8350">
            <text:p>8350</text:p>
          </table:table-cell>
          <table:table-cell office:value-type="float" office:value="8200">
            <text:p>820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1.82926829268293">
            <text:p>1.8292682927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30">
            <text:p>1130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5.04424778761062">
            <text:p>5.0442477876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32">
            <text:p>1632</text:p>
          </table:table-cell>
          <table:table-cell office:value-type="float" office:value="1">
            <text:p>1</text:p>
          </table:table-cell>
          <table:table-cell office:value-type="float" office:value="1666">
            <text:p>1666</text:p>
          </table:table-cell>
          <table:table-cell office:value-type="float" office:value="1593">
            <text:p>1593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4.58254865034526">
            <text:p>4.5825486503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office:value-type="float" office:value="484">
            <text:p>484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4.75206611570246">
            <text:p>4.7520661157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235">
            <text:p>1235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6.47773279352226">
            <text:p>6.4777327935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1943">
            <text:p>1943</text:p>
          </table:table-cell>
          <table:table-cell office:value-type="float" office:value="1823">
            <text:p>1823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6.5825562260011">
            <text:p>6.582556226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  <table:table-cell office:value-type="float" office:value="592">
            <text:p>592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 office:value-type="float" office:value="1">
            <text:p>1</text:p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4.39189189189189">
            <text:p>4.3918918919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291">
            <text:p>291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 office:value-type="float" office:value="1">
            <text:p>1</text:p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7.56013745704468">
            <text:p>7.560137457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17">
            <text:p>1117</text:p>
          </table:table-cell>
          <table:table-cell office:value-type="float" office:value="1">
            <text:p>1</text:p>
          </table:table-cell>
          <table:table-cell office:value-type="float" office:value="1123">
            <text:p>1123</text:p>
          </table:table-cell>
          <table:table-cell office:value-type="float" office:value="1063">
            <text:p>1063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 office:value-type="float" office:value="1">
            <text:p>1</text:p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5.64440263405457">
            <text:p>5.6444026341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422">
            <text:p>422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8.29383886255923">
            <text:p>8.2938388626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39">
            <text:p>1239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178">
            <text:p>1178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5.60271646859083">
            <text:p>5.6027164686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460">
            <text:p>6460</text:p>
          </table:table-cell>
          <table:table-cell office:value-type="float" office:value="1">
            <text:p>1</text:p>
          </table:table-cell>
          <table:table-cell office:value-type="float" office:value="6484">
            <text:p>6484</text:p>
          </table:table-cell>
          <table:table-cell office:value-type="float" office:value="6050">
            <text:p>605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7.17355371900827">
            <text:p>7.173553719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83">
            <text:p>8483</text:p>
          </table:table-cell>
          <table:table-cell office:value-type="float" office:value="7871">
            <text:p>7871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7.77537796976242">
            <text:p>7.7753779698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3740">
            <text:p>3740</text:p>
          </table:table-cell>
          <table:table-cell office:value-type="float" office:value="0">
            <text:p>0</text:p>
          </table:table-cell>
          <table:table-cell office:value-type="float" office:value="3769">
            <text:p>3769</text:p>
          </table:table-cell>
          <table:table-cell office:value-type="float" office:value="3510">
            <text:p>351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7.37891737891738">
            <text:p>7.3789173789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14">
            <text:p>2114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 office:value-type="float" office:value="2006">
            <text:p>2006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5.08474576271188">
            <text:p>5.0847457627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425">
            <text:p>425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 office:value-type="float" office:value="1">
            <text:p>1</text:p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5.17647058823529">
            <text:p>5.1764705882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517">
            <text:p>517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8.31721470019342">
            <text:p>8.3172147002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4.39560439560441">
            <text:p>4.3956043956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24">
            <text:p>424</text:p>
          </table:table-cell>
          <table:table-cell table:formula="of:=IF(AND([.B268]&gt;[.E268];[.H268]=1);1;&quot;&quot;)" office:value-type="float" office:value="1">
            <text:p>1</text:p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4.24528301886792">
            <text:p>4.2452830189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float" office:value="1156">
            <text:p>1156</text:p>
          </table:table-cell>
          <table:table-cell office:value-type="float" office:value="1112">
            <text:p>1112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 office:value-type="float" office:value="1">
            <text:p>1</text:p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3.9568345323741">
            <text:p>3.9568345324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56">
            <text:p>1256</text:p>
          </table:table-cell>
          <table:table-cell office:value-type="float" office:value="1179">
            <text:p>1179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 office:value-type="float" office:value="1">
            <text:p>1</text:p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6.53095843935539">
            <text:p>6.5309584394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755">
            <text:p>755</text:p>
          </table:table-cell>
          <table:table-cell office:value-type="float" office:value="716">
            <text:p>716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5.44692737430168">
            <text:p>5.4469273743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42">
            <text:p>1342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270">
            <text:p>127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6.69291338582678">
            <text:p>6.6929133858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995">
            <text:p>2995</text:p>
          </table:table-cell>
          <table:table-cell office:value-type="float" office:value="1">
            <text:p>1</text:p>
          </table:table-cell>
          <table:table-cell office:value-type="float" office:value="3050">
            <text:p>3050</text:p>
          </table:table-cell>
          <table:table-cell office:value-type="float" office:value="2753">
            <text:p>2753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10.7882310207047">
            <text:p>10.7882310207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6840">
            <text:p>6840</text:p>
          </table:table-cell>
          <table:table-cell office:value-type="float" office:value="0">
            <text:p>0</text:p>
          </table:table-cell>
          <table:table-cell office:value-type="float" office:value="6959">
            <text:p>6959</text:p>
          </table:table-cell>
          <table:table-cell office:value-type="float" office:value="6500">
            <text:p>650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7.06153846153845">
            <text:p>7.0615384615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287">
            <text:p>1287</text:p>
          </table:table-cell>
          <table:table-cell office:value-type="float" office:value="1216">
            <text:p>1216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5.8388157894737">
            <text:p>5.8388157895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470">
            <text:p>4470</text:p>
          </table:table-cell>
          <table:table-cell office:value-type="float" office:value="1">
            <text:p>1</text:p>
          </table:table-cell>
          <table:table-cell office:value-type="float" office:value="4499">
            <text:p>4499</text:p>
          </table:table-cell>
          <table:table-cell office:value-type="float" office:value="4195">
            <text:p>4195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 office:value-type="float" office:value="1">
            <text:p>1</text:p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7.2467222884386">
            <text:p>7.2467222884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3330">
            <text:p>53330</text:p>
          </table:table-cell>
          <table:table-cell office:value-type="float" office:value="0">
            <text:p>0</text:p>
          </table:table-cell>
          <table:table-cell office:value-type="float" office:value="53032">
            <text:p>53032</text:p>
          </table:table-cell>
          <table:table-cell office:value-type="float" office:value="50950">
            <text:p>50950</text:p>
          </table:table-cell>
          <table:table-cell table:formula="of:=IF(AND([.B277]&gt;[.E277];[.H277]=1);1;&quot;&quot;)" office:value-type="float" office:value="1">
            <text:p>1</text:p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 office:value-type="float" office:value="1">
            <text:p>1</text:p>
          </table:table-cell>
          <table:table-cell/>
          <table:table-cell table:formula="of:=([.D277]/[.E277]*100)-100" office:value-type="float" office:value="4.08635917566242">
            <text:p>4.0863591757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430">
            <text:p>6430</text:p>
          </table:table-cell>
          <table:table-cell office:value-type="float" office:value="1">
            <text:p>1</text:p>
          </table:table-cell>
          <table:table-cell office:value-type="float" office:value="6484">
            <text:p>6484</text:p>
          </table:table-cell>
          <table:table-cell office:value-type="float" office:value="6040">
            <text:p>604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7.35099337748343">
            <text:p>7.3509933775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75">
            <text:p>5175</text:p>
          </table:table-cell>
          <table:table-cell office:value-type="float" office:value="0">
            <text:p>0</text:p>
          </table:table-cell>
          <table:table-cell office:value-type="float" office:value="5258">
            <text:p>5258</text:p>
          </table:table-cell>
          <table:table-cell office:value-type="float" office:value="4966">
            <text:p>4966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5.87998389045509">
            <text:p>5.8799838905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office:value-type="float" office:value="2402">
            <text:p>2402</text:p>
          </table:table-cell>
          <table:table-cell office:value-type="float" office:value="2273">
            <text:p>2273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5.6753189617246">
            <text:p>5.6753189617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60">
            <text:p>2260</text:p>
          </table:table-cell>
          <table:table-cell office:value-type="float" office:value="0">
            <text:p>0</text:p>
          </table:table-cell>
          <table:table-cell office:value-type="float" office:value="2253">
            <text:p>2253</text:p>
          </table:table-cell>
          <table:table-cell office:value-type="float" office:value="2125">
            <text:p>2125</text:p>
          </table:table-cell>
          <table:table-cell table:formula="of:=IF(AND([.B281]&gt;[.E281];[.H281]=1);1;&quot;&quot;)" office:value-type="float" office:value="1">
            <text:p>1</text:p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 office:value-type="float" office:value="1">
            <text:p>1</text:p>
          </table:table-cell>
          <table:table-cell/>
          <table:table-cell table:formula="of:=([.D281]/[.E281]*100)-100" office:value-type="float" office:value="6.02352941176471">
            <text:p>6.0235294118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8675">
            <text:p>18675</text:p>
          </table:table-cell>
          <table:table-cell office:value-type="float" office:value="0">
            <text:p>0</text:p>
          </table:table-cell>
          <table:table-cell office:value-type="float" office:value="19027">
            <text:p>19027</text:p>
          </table:table-cell>
          <table:table-cell office:value-type="float" office:value="17965">
            <text:p>1796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5.9114945727804">
            <text:p>5.9114945728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360">
            <text:p>5360</text:p>
          </table:table-cell>
          <table:table-cell office:value-type="float" office:value="5180">
            <text:p>518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3.47490347490347">
            <text:p>3.4749034749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476">
            <text:p>5476</text:p>
          </table:table-cell>
          <table:table-cell office:value-type="float" office:value="1">
            <text:p>1</text:p>
          </table:table-cell>
          <table:table-cell office:value-type="float" office:value="5556">
            <text:p>5556</text:p>
          </table:table-cell>
          <table:table-cell office:value-type="float" office:value="5307">
            <text:p>5307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 office:value-type="float" office:value="1">
            <text:p>1</text:p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4.69191633691351">
            <text:p>4.6919163369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715">
            <text:p>15715</text:p>
          </table:table-cell>
          <table:table-cell office:value-type="float" office:value="0">
            <text:p>0</text:p>
          </table:table-cell>
          <table:table-cell office:value-type="float" office:value="15846">
            <text:p>15846</text:p>
          </table:table-cell>
          <table:table-cell office:value-type="float" office:value="15175">
            <text:p>1517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4.42174629324548">
            <text:p>4.4217462932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128">
            <text:p>7128</text:p>
          </table:table-cell>
          <table:table-cell office:value-type="float" office:value="1">
            <text:p>1</text:p>
          </table:table-cell>
          <table:table-cell office:value-type="float" office:value="7229">
            <text:p>7229</text:p>
          </table:table-cell>
          <table:table-cell office:value-type="float" office:value="6824">
            <text:p>6824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 office:value-type="float" office:value="1">
            <text:p>1</text:p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5.93493552168816">
            <text:p>5.9349355217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175">
            <text:p>175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4.57142857142858">
            <text:p>4.5714285714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37">
            <text:p>537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float" office:value="516">
            <text:p>516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5.03875968992249">
            <text:p>5.0387596899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399">
            <text:p>399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6.01503759398496">
            <text:p>6.015037594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01">
            <text:p>301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5.64784053156147">
            <text:p>5.6478405316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861">
            <text:p>861</text:p>
          </table:table-cell>
          <table:table-cell office:value-type="float" office:value="842">
            <text:p>842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2.25653206650831">
            <text:p>2.2565320665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725">
            <text:p>725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3.44827586206897">
            <text:p>3.4482758621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  <table:table-cell office:value-type="float" office:value="1036">
            <text:p>103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 office:value-type="float" office:value="1">
            <text:p>1</text:p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6.56370656370657">
            <text:p>6.5637065637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1239">
            <text:p>1239</text:p>
          </table:table-cell>
          <table:table-cell office:value-type="float" office:value="1158">
            <text:p>1158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6.99481865284974">
            <text:p>6.9948186528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49">
            <text:p>7049</text:p>
          </table:table-cell>
          <table:table-cell office:value-type="float" office:value="1">
            <text:p>1</text:p>
          </table:table-cell>
          <table:table-cell office:value-type="float" office:value="7121">
            <text:p>7121</text:p>
          </table:table-cell>
          <table:table-cell office:value-type="float" office:value="6719">
            <text:p>6719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 office:value-type="float" office:value="1">
            <text:p>1</text:p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5.98303318946272">
            <text:p>5.9830331895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 office:value-type="float" office:value="1261">
            <text:p>1261</text:p>
          </table:table-cell>
          <table:table-cell office:value-type="float" office:value="1196">
            <text:p>1196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5.43478260869566">
            <text:p>5.4347826087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883">
            <text:p>883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3.39750849377123">
            <text:p>3.3975084938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float" office:value="2624">
            <text:p>2624</text:p>
          </table:table-cell>
          <table:table-cell office:value-type="float" office:value="2456">
            <text:p>2456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 office:value-type="float" office:value="1">
            <text:p>1</text:p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6.84039087947883">
            <text:p>6.8403908795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11">
            <text:p>311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6.10932475884245">
            <text:p>6.1093247588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float" office:value="975">
            <text:p>975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3.28205128205128">
            <text:p>3.2820512821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72">
            <text:p>872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office:value-type="float" office:value="844">
            <text:p>844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4.38388625592417">
            <text:p>4.3838862559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3925">
            <text:p>3925</text:p>
          </table:table-cell>
          <table:table-cell office:value-type="float" office:value="1">
            <text:p>1</text:p>
          </table:table-cell>
          <table:table-cell office:value-type="float" office:value="3947">
            <text:p>3947</text:p>
          </table:table-cell>
          <table:table-cell office:value-type="float" office:value="3805">
            <text:p>3805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 office:value-type="float" office:value="1">
            <text:p>1</text:p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3.73193166885677">
            <text:p>3.7319316689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75">
            <text:p>1775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5.29577464788733">
            <text:p>5.2957746479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14">
            <text:p>1414</text:p>
          </table:table-cell>
          <table:table-cell office:value-type="float" office:value="1">
            <text:p>1</text:p>
          </table:table-cell>
          <table:table-cell office:value-type="float" office:value="1425">
            <text:p>1425</text:p>
          </table:table-cell>
          <table:table-cell office:value-type="float" office:value="1351">
            <text:p>1351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 office:value-type="float" office:value="1">
            <text:p>1</text:p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5.47742413027387">
            <text:p>5.4774241303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20">
            <text:p>3620</text:p>
          </table:table-cell>
          <table:table-cell office:value-type="float" office:value="1">
            <text:p>1</text:p>
          </table:table-cell>
          <table:table-cell office:value-type="float" office:value="3662">
            <text:p>3662</text:p>
          </table:table-cell>
          <table:table-cell office:value-type="float" office:value="3477">
            <text:p>3477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5.32067874604545">
            <text:p>5.320678746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693">
            <text:p>3693</text:p>
          </table:table-cell>
          <table:table-cell office:value-type="float" office:value="1">
            <text:p>1</text:p>
          </table:table-cell>
          <table:table-cell office:value-type="float" office:value="3733">
            <text:p>3733</text:p>
          </table:table-cell>
          <table:table-cell office:value-type="float" office:value="3552">
            <text:p>3552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 office:value-type="float" office:value="1">
            <text:p>1</text:p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5.09572072072074">
            <text:p>5.0957207207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59">
            <text:p>4259</text:p>
          </table:table-cell>
          <table:table-cell office:value-type="float" office:value="1">
            <text:p>1</text:p>
          </table:table-cell>
          <table:table-cell office:value-type="float" office:value="4297">
            <text:p>4297</text:p>
          </table:table-cell>
          <table:table-cell office:value-type="float" office:value="4071">
            <text:p>4071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5.5514615573569">
            <text:p>5.5514615574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18">
            <text:p>2418</text:p>
          </table:table-cell>
          <table:table-cell office:value-type="float" office:value="1">
            <text:p>1</text:p>
          </table:table-cell>
          <table:table-cell office:value-type="float" office:value="2419">
            <text:p>2419</text:p>
          </table:table-cell>
          <table:table-cell office:value-type="float" office:value="2278">
            <text:p>2278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6.18964003511853">
            <text:p>6.1896400351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95">
            <text:p>3895</text:p>
          </table:table-cell>
          <table:table-cell office:value-type="float" office:value="1">
            <text:p>1</text:p>
          </table:table-cell>
          <table:table-cell office:value-type="float" office:value="3907">
            <text:p>3907</text:p>
          </table:table-cell>
          <table:table-cell office:value-type="float" office:value="3645">
            <text:p>364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7.18792866941016">
            <text:p>7.1879286694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12">
            <text:p>2612</text:p>
          </table:table-cell>
          <table:table-cell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2549">
            <text:p>2549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 office:value-type="float" office:value="1">
            <text:p>1</text:p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3.96233817183209">
            <text:p>3.9623381718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480">
            <text:p>3480</text:p>
          </table:table-cell>
          <table:table-cell office:value-type="float" office:value="1">
            <text:p>1</text:p>
          </table:table-cell>
          <table:table-cell office:value-type="float" office:value="3529">
            <text:p>3529</text:p>
          </table:table-cell>
          <table:table-cell office:value-type="float" office:value="3465">
            <text:p>3465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1.84704184704185">
            <text:p>1.847041847</text:p>
          </table:table-cell>
          <table:table-cell table:formula="of:=IF(OR(AND([.B311]&gt;[.E311];[.C311]=0);AND([.B311]&lt;=[.E311];[.C311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708">
            <text:p>1708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548">
            <text:p>1548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14.5994832041344">
            <text:p>14.5994832041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268">
            <text:p>2268</text:p>
          </table:table-cell>
          <table:table-cell table:formula="of:=IF(AND([.B313]&gt;[.E313];[.H313]=1);1;&quot;&quot;)" office:value-type="float" office:value="1">
            <text:p>1</text:p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 office:value-type="float" office:value="1">
            <text:p>1</text:p>
          </table:table-cell>
          <table:table-cell/>
          <table:table-cell table:formula="of:=([.D313]/[.E313]*100)-100" office:value-type="float" office:value="4.32098765432099">
            <text:p>4.3209876543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909">
            <text:p>1909</text:p>
          </table:table-cell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848">
            <text:p>1848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2.75974025974025">
            <text:p>2.7597402597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7490">
            <text:p>17490</text:p>
          </table:table-cell>
          <table:table-cell office:value-type="float" office:value="0">
            <text:p>0</text:p>
          </table:table-cell>
          <table:table-cell office:value-type="float" office:value="17379">
            <text:p>17379</text:p>
          </table:table-cell>
          <table:table-cell office:value-type="float" office:value="16560">
            <text:p>16560</text:p>
          </table:table-cell>
          <table:table-cell table:formula="of:=IF(AND([.B315]&gt;[.E315];[.H315]=1);1;&quot;&quot;)" office:value-type="float" office:value="1">
            <text:p>1</text:p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4.94565217391305">
            <text:p>4.9456521739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60">
            <text:p>3160</text:p>
          </table:table-cell>
          <table:table-cell office:value-type="float" office:value="1">
            <text:p>1</text:p>
          </table:table-cell>
          <table:table-cell office:value-type="float" office:value="3214">
            <text:p>3214</text:p>
          </table:table-cell>
          <table:table-cell office:value-type="float" office:value="3085">
            <text:p>3085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4.18152350081039">
            <text:p>4.1815235008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office:value-type="float" office:value="794">
            <text:p>794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2.89672544080604">
            <text:p>2.8967254408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2732">
            <text:p>2732</text:p>
          </table:table-cell>
          <table:table-cell office:value-type="float" office:value="2675">
            <text:p>267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2.13084112149534">
            <text:p>2.1308411215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4260">
            <text:p>24260</text:p>
          </table:table-cell>
          <table:table-cell office:value-type="float" office:value="1">
            <text:p>1</text:p>
          </table:table-cell>
          <table:table-cell office:value-type="float" office:value="23925">
            <text:p>23925</text:p>
          </table:table-cell>
          <table:table-cell office:value-type="float" office:value="23240">
            <text:p>2324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2.94750430292598">
            <text:p>2.9475043029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349">
            <text:p>4349</text:p>
          </table:table-cell>
          <table:table-cell office:value-type="float" office:value="4145">
            <text:p>4145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 office:value-type="float" office:value="1">
            <text:p>1</text:p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4.92159227985525">
            <text:p>4.9215922799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1964">
            <text:p>1964</text:p>
          </table:table-cell>
          <table:table-cell office:value-type="float" office:value="1856">
            <text:p>1856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5.81896551724137">
            <text:p>5.8189655172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146">
            <text:p>2146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4.79962721342031">
            <text:p>4.7996272134</text:p>
          </table:table-cell>
          <table:table-cell table:formula="of:=IF(OR(AND([.B322]&gt;[.E322];[.C322]=0);AND([.B322]&lt;=[.E322];[.C322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88">
            <text:p>688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664">
            <text:p>664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5.42168674698796">
            <text:p>5.421686747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71">
            <text:p>1171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1.02476515798462">
            <text:p>1.024765158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11">
            <text:p>711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float" office:value="675">
            <text:p>675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4.44444444444446">
            <text:p>4.4444444444</text:p>
          </table:table-cell>
          <table:table-cell table:formula="of:=IF(OR(AND([.B326]&gt;[.E326];[.C326]=0);AND([.B326]&lt;=[.E326];[.C326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0">
            <text:p>1710</text:p>
          </table:table-cell>
          <table:table-cell office:value-type="float" office:value="1">
            <text:p>1</text:p>
          </table:table-cell>
          <table:table-cell office:value-type="float" office:value="1713">
            <text:p>1713</text:p>
          </table:table-cell>
          <table:table-cell office:value-type="float" office:value="1648">
            <text:p>1648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3.94417475728154">
            <text:p>3.9441747573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980">
            <text:p>4980</text:p>
          </table:table-cell>
          <table:table-cell office:value-type="float" office:value="1">
            <text:p>1</text:p>
          </table:table-cell>
          <table:table-cell office:value-type="float" office:value="4915">
            <text:p>4915</text:p>
          </table:table-cell>
          <table:table-cell office:value-type="float" office:value="4810">
            <text:p>481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2.18295218295219">
            <text:p>2.182952183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83">
            <text:p>1283</text:p>
          </table:table-cell>
          <table:table-cell office:value-type="float" office:value="1">
            <text:p>1</text:p>
          </table:table-cell>
          <table:table-cell office:value-type="float" office:value="1329">
            <text:p>1329</text:p>
          </table:table-cell>
          <table:table-cell office:value-type="float" office:value="1230">
            <text:p>1230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 office:value-type="float" office:value="1">
            <text:p>1</text:p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8.04878048780489">
            <text:p>8.0487804878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600">
            <text:p>5600</text:p>
          </table:table-cell>
          <table:table-cell office:value-type="float" office:value="1">
            <text:p>1</text:p>
          </table:table-cell>
          <table:table-cell office:value-type="float" office:value="5534">
            <text:p>5534</text:p>
          </table:table-cell>
          <table:table-cell office:value-type="float" office:value="5590">
            <text:p>559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1.00178890876566">
            <text:p>-1.0017889088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59">
            <text:p>1759</text:p>
          </table:table-cell>
          <table:table-cell office:value-type="float" office:value="1">
            <text:p>1</text:p>
          </table:table-cell>
          <table:table-cell office:value-type="float" office:value="1775">
            <text:p>1775</text:p>
          </table:table-cell>
          <table:table-cell office:value-type="float" office:value="1638">
            <text:p>1638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8.36385836385836">
            <text:p>8.3638583639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49">
            <text:p>1449</text:p>
          </table:table-cell>
          <table:table-cell office:value-type="float" office:value="1">
            <text:p>1</text:p>
          </table:table-cell>
          <table:table-cell office:value-type="float" office:value="1445">
            <text:p>1445</text:p>
          </table:table-cell>
          <table:table-cell office:value-type="float" office:value="1400">
            <text:p>1400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3.21428571428572">
            <text:p>3.2142857143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007">
            <text:p>4007</text:p>
          </table:table-cell>
          <table:table-cell office:value-type="float" office:value="1">
            <text:p>1</text:p>
          </table:table-cell>
          <table:table-cell office:value-type="float" office:value="4023">
            <text:p>4023</text:p>
          </table:table-cell>
          <table:table-cell office:value-type="float" office:value="3822">
            <text:p>3822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 office:value-type="float" office:value="1">
            <text:p>1</text:p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5.25902668759812">
            <text:p>5.2590266876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11">
            <text:p>3511</text:p>
          </table:table-cell>
          <table:table-cell office:value-type="float" office:value="1">
            <text:p>1</text:p>
          </table:table-cell>
          <table:table-cell office:value-type="float" office:value="3528">
            <text:p>3528</text:p>
          </table:table-cell>
          <table:table-cell office:value-type="float" office:value="3405">
            <text:p>3405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 office:value-type="float" office:value="1">
            <text:p>1</text:p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3.6123348017621">
            <text:p>3.6123348018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36">
            <text:p>1236</text:p>
          </table:table-cell>
          <table:table-cell office:value-type="float" office:value="1182">
            <text:p>1182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4.56852791878173">
            <text:p>4.5685279188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81">
            <text:p>2781</text:p>
          </table:table-cell>
          <table:table-cell office:value-type="float" office:value="0">
            <text:p>0</text:p>
          </table:table-cell>
          <table:table-cell office:value-type="float" office:value="2821">
            <text:p>2821</text:p>
          </table:table-cell>
          <table:table-cell office:value-type="float" office:value="2665">
            <text:p>266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5.85365853658537">
            <text:p>5.8536585366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396">
            <text:p>1396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float" office:value="1323">
            <text:p>1323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6.57596371882086">
            <text:p>6.5759637188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2939">
            <text:p>2939</text:p>
          </table:table-cell>
          <table:table-cell office:value-type="float" office:value="1">
            <text:p>1</text:p>
          </table:table-cell>
          <table:table-cell office:value-type="float" office:value="2925">
            <text:p>2925</text:p>
          </table:table-cell>
          <table:table-cell office:value-type="float" office:value="2767">
            <text:p>2767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5.71015540296349">
            <text:p>5.710155403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480">
            <text:p>4480</text:p>
          </table:table-cell>
          <table:table-cell office:value-type="float" office:value="0">
            <text:p>0</text:p>
          </table:table-cell>
          <table:table-cell office:value-type="float" office:value="4467">
            <text:p>4467</text:p>
          </table:table-cell>
          <table:table-cell office:value-type="float" office:value="4245">
            <text:p>4245</text:p>
          </table:table-cell>
          <table:table-cell table:formula="of:=IF(AND([.B339]&gt;[.E339];[.H339]=1);1;&quot;&quot;)" office:value-type="float" office:value="1">
            <text:p>1</text:p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 office:value-type="float" office:value="1">
            <text:p>1</text:p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 office:value-type="float" office:value="1">
            <text:p>1</text:p>
          </table:table-cell>
          <table:table-cell/>
          <table:table-cell table:formula="of:=([.D339]/[.E339]*100)-100" office:value-type="float" office:value="5.22968197879858">
            <text:p>5.2296819788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0100">
            <text:p>20100</text:p>
          </table:table-cell>
          <table:table-cell office:value-type="float" office:value="1">
            <text:p>1</text:p>
          </table:table-cell>
          <table:table-cell office:value-type="float" office:value="20301">
            <text:p>20301</text:p>
          </table:table-cell>
          <table:table-cell office:value-type="float" office:value="19310">
            <text:p>19310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 office:value-type="float" office:value="1">
            <text:p>1</text:p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5.13205592957019">
            <text:p>5.1320559296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090">
            <text:p>4090</text:p>
          </table:table-cell>
          <table:table-cell office:value-type="float" office:value="1">
            <text:p>1</text:p>
          </table:table-cell>
          <table:table-cell office:value-type="float" office:value="4144">
            <text:p>4144</text:p>
          </table:table-cell>
          <table:table-cell office:value-type="float" office:value="3980">
            <text:p>398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 office:value-type="float" office:value="1">
            <text:p>1</text:p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4.12060301507538">
            <text:p>4.1206030151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06">
            <text:p>1306</text:p>
          </table:table-cell>
          <table:table-cell office:value-type="float" office:value="1">
            <text:p>1</text:p>
          </table:table-cell>
          <table:table-cell office:value-type="float" office:value="1333">
            <text:p>1333</text:p>
          </table:table-cell>
          <table:table-cell office:value-type="float" office:value="1223">
            <text:p>1223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 office:value-type="float" office:value="1">
            <text:p>1</text:p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8.99427636958299">
            <text:p>8.9942763696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float" office:value="575">
            <text:p>575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10.2608695652174">
            <text:p>10.2608695652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98">
            <text:p>1398</text:p>
          </table:table-cell>
          <table:table-cell office:value-type="float" office:value="1">
            <text:p>1</text:p>
          </table:table-cell>
          <table:table-cell office:value-type="float" office:value="1403">
            <text:p>1403</text:p>
          </table:table-cell>
          <table:table-cell office:value-type="float" office:value="1340">
            <text:p>134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4.70149253731343">
            <text:p>4.7014925373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588">
            <text:p>2588</text:p>
          </table:table-cell>
          <table:table-cell office:value-type="float" office:value="1">
            <text:p>1</text:p>
          </table:table-cell>
          <table:table-cell office:value-type="float" office:value="2628">
            <text:p>2628</text:p>
          </table:table-cell>
          <table:table-cell office:value-type="float" office:value="2454">
            <text:p>2454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 office:value-type="float" office:value="1">
            <text:p>1</text:p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7.09046454767726">
            <text:p>7.0904645477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6.06060606060606">
            <text:p>6.0606060606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50">
            <text:p>5450</text:p>
          </table:table-cell>
          <table:table-cell office:value-type="float" office:value="1">
            <text:p>1</text:p>
          </table:table-cell>
          <table:table-cell office:value-type="float" office:value="5425">
            <text:p>5425</text:p>
          </table:table-cell>
          <table:table-cell office:value-type="float" office:value="5300">
            <text:p>530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2.35849056603774">
            <text:p>2.358490566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  <table:table-cell office:value-type="float" office:value="1486">
            <text:p>1486</text:p>
          </table:table-cell>
          <table:table-cell office:value-type="float" office:value="1312">
            <text:p>1312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 office:value-type="float" office:value="1">
            <text:p>1</text:p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13.2621951219512">
            <text:p>13.262195122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30">
            <text:p>2630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2485">
            <text:p>2485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5.87525150905432">
            <text:p>5.8752515091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0.319488817891369">
            <text:p>0.3194888179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 office:value-type="float" office:value="983">
            <text:p>983</text:p>
          </table:table-cell>
          <table:table-cell office:value-type="float" office:value="945">
            <text:p>945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4.02116402116401">
            <text:p>4.0211640212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06">
            <text:p>1206</text:p>
          </table:table-cell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 office:value-type="float" office:value="1130">
            <text:p>113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 office:value-type="float" office:value="1">
            <text:p>1</text:p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9.20353982300885">
            <text:p>9.203539823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05">
            <text:p>1205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 office:value-type="float" office:value="1180">
            <text:p>118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3.13559322033899">
            <text:p>3.1355932203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office:value-type="float" office:value="1897">
            <text:p>1897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 office:value-type="float" office:value="1">
            <text:p>1</text:p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8.69794412229837">
            <text:p>8.6979441223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87">
            <text:p>687</text:p>
          </table:table-cell>
          <table:table-cell office:value-type="float" office:value="1">
            <text:p>1</text:p>
          </table:table-cell>
          <table:table-cell office:value-type="float" office:value="688">
            <text:p>688</text:p>
          </table:table-cell>
          <table:table-cell office:value-type="float" office:value="663">
            <text:p>663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3.77073906485673">
            <text:p>3.7707390649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35">
            <text:p>2235</text:p>
          </table:table-cell>
          <table:table-cell office:value-type="float" office:value="1">
            <text:p>1</text:p>
          </table:table-cell>
          <table:table-cell office:value-type="float" office:value="2257">
            <text:p>2257</text:p>
          </table:table-cell>
          <table:table-cell office:value-type="float" office:value="2085">
            <text:p>2085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8.24940047961631">
            <text:p>8.2494004796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91">
            <text:p>1691</text:p>
          </table:table-cell>
          <table:table-cell office:value-type="float" office:value="1">
            <text:p>1</text:p>
          </table:table-cell>
          <table:table-cell office:value-type="float" office:value="1674">
            <text:p>1674</text:p>
          </table:table-cell>
          <table:table-cell office:value-type="float" office:value="1610">
            <text:p>1610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3.9751552795031">
            <text:p>3.9751552795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77">
            <text:p>2577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2436">
            <text:p>2436</text:p>
          </table:table-cell>
          <table:table-cell table:formula="of:=IF(AND([.B358]&gt;[.E358];[.H358]=1);1;&quot;&quot;)" office:value-type="float" office:value="1">
            <text:p>1</text:p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 office:value-type="float" office:value="1">
            <text:p>1</text:p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 office:value-type="float" office:value="1">
            <text:p>1</text:p>
          </table:table-cell>
          <table:table-cell/>
          <table:table-cell table:formula="of:=([.D358]/[.E358]*100)-100" office:value-type="float" office:value="5.13136288998356">
            <text:p>5.13136289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3324">
            <text:p>3324</text:p>
          </table:table-cell>
          <table:table-cell office:value-type="float" office:value="3175">
            <text:p>317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 office:value-type="float" office:value="1">
            <text:p>1</text:p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4.69291338582678">
            <text:p>4.6929133858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17">
            <text:p>1117</text:p>
          </table:table-cell>
          <table:table-cell office:value-type="float" office:value="1">
            <text:p>1</text:p>
          </table:table-cell>
          <table:table-cell office:value-type="float" office:value="1108">
            <text:p>1108</text:p>
          </table:table-cell>
          <table:table-cell office:value-type="float" office:value="1029">
            <text:p>1029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7.67735665694849">
            <text:p>7.6773566569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672">
            <text:p>2672</text:p>
          </table:table-cell>
          <table:table-cell office:value-type="float" office:value="1">
            <text:p>1</text:p>
          </table:table-cell>
          <table:table-cell office:value-type="float" office:value="2651">
            <text:p>2651</text:p>
          </table:table-cell>
          <table:table-cell office:value-type="float" office:value="2536">
            <text:p>2536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4.53470031545741">
            <text:p>4.5347003155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92">
            <text:p>1492</text:p>
          </table:table-cell>
          <table:table-cell office:value-type="float" office:value="1">
            <text:p>1</text:p>
          </table:table-cell>
          <table:table-cell office:value-type="float" office:value="1491">
            <text:p>1491</text:p>
          </table:table-cell>
          <table:table-cell office:value-type="float" office:value="1437">
            <text:p>1437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3.75782881002087">
            <text:p>3.75782881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636">
            <text:p>2636</text:p>
          </table:table-cell>
          <table:table-cell office:value-type="float" office:value="2541">
            <text:p>2541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3.73868555686738">
            <text:p>3.7386855569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3030">
            <text:p>13030</text:p>
          </table:table-cell>
          <table:table-cell office:value-type="float" office:value="1">
            <text:p>1</text:p>
          </table:table-cell>
          <table:table-cell office:value-type="float" office:value="13152">
            <text:p>13152</text:p>
          </table:table-cell>
          <table:table-cell office:value-type="float" office:value="12300">
            <text:p>1230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6.92682926829269">
            <text:p>6.9268292683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47">
            <text:p>947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office:value-type="float" office:value="938">
            <text:p>938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0.319829424307045">
            <text:p>0.3198294243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10">
            <text:p>2210</text:p>
          </table:table-cell>
          <table:table-cell office:value-type="float" office:value="1">
            <text:p>1</text:p>
          </table:table-cell>
          <table:table-cell office:value-type="float" office:value="2220">
            <text:p>2220</text:p>
          </table:table-cell>
          <table:table-cell office:value-type="float" office:value="2099">
            <text:p>2099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5.76464983325393">
            <text:p>5.7646498333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796">
            <text:p>1796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0.890868596881973">
            <text:p>0.8908685969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728">
            <text:p>728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 office:value-type="float" office:value="1">
            <text:p>1</text:p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2.47252747252746">
            <text:p>2.4725274725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10">
            <text:p>4910</text:p>
          </table:table-cell>
          <table:table-cell office:value-type="float" office:value="1">
            <text:p>1</text:p>
          </table:table-cell>
          <table:table-cell office:value-type="float" office:value="4773">
            <text:p>4773</text:p>
          </table:table-cell>
          <table:table-cell office:value-type="float" office:value="4615">
            <text:p>461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3.42361863488625">
            <text:p>3.4236186349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90">
            <text:p>3890</text:p>
          </table:table-cell>
          <table:table-cell office:value-type="float" office:value="1">
            <text:p>1</text:p>
          </table:table-cell>
          <table:table-cell office:value-type="float" office:value="3865">
            <text:p>3865</text:p>
          </table:table-cell>
          <table:table-cell office:value-type="float" office:value="3685">
            <text:p>3685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4.88466757123473">
            <text:p>4.8846675712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38">
            <text:p>238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 office:value-type="float" office:value="1">
            <text:p>1</text:p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6.30252100840336">
            <text:p>6.3025210084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10">
            <text:p>410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6.09756097560977">
            <text:p>6.0975609756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699">
            <text:p>699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6.7238912732475">
            <text:p>6.7238912732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7">
            <text:p>617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1">
            <text:p>591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4.23011844331643">
            <text:p>4.2301184433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420">
            <text:p>420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6.66666666666667">
            <text:p>6.6666666667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652">
            <text:p>4652</text:p>
          </table:table-cell>
          <table:table-cell office:value-type="float" office:value="1">
            <text:p>1</text:p>
          </table:table-cell>
          <table:table-cell office:value-type="float" office:value="4685">
            <text:p>4685</text:p>
          </table:table-cell>
          <table:table-cell office:value-type="float" office:value="4430">
            <text:p>4430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5.75620767494355">
            <text:p>5.7562076749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308">
            <text:p>308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6.16883116883118">
            <text:p>6.1688311688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7">
            <text:p>817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 office:value-type="float" office:value="1">
            <text:p>1</text:p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3.54957160342717">
            <text:p>3.5495716034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689">
            <text:p>689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 office:value-type="float" office:value="1">
            <text:p>1</text:p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2.75761973875181">
            <text:p>2.7576197388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27">
            <text:p>627</text:p>
          </table:table-cell>
          <table:table-cell office:value-type="float" office:value="1">
            <text:p>1</text:p>
          </table:table-cell>
          <table:table-cell office:value-type="float" office:value="627">
            <text:p>627</text:p>
          </table:table-cell>
          <table:table-cell office:value-type="float" office:value="605">
            <text:p>605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 office:value-type="float" office:value="1">
            <text:p>1</text:p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3.63636363636364">
            <text:p>3.6363636364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64">
            <text:p>764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office:value-type="float" office:value="735">
            <text:p>735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 office:value-type="float" office:value="1">
            <text:p>1</text:p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4.08163265306123">
            <text:p>4.0816326531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  <table:table-cell office:value-type="float" office:value="544">
            <text:p>544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3.30882352941177">
            <text:p>3.3088235294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199">
            <text:p>1199</text:p>
          </table:table-cell>
          <table:table-cell office:value-type="float" office:value="1">
            <text:p>1</text:p>
          </table:table-cell>
          <table:table-cell office:value-type="float" office:value="1209">
            <text:p>1209</text:p>
          </table:table-cell>
          <table:table-cell office:value-type="float" office:value="1161">
            <text:p>1161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 office:value-type="float" office:value="1">
            <text:p>1</text:p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4.1343669250646">
            <text:p>4.1343669251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float" office:value="507">
            <text:p>507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2.56410256410255">
            <text:p>2.5641025641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office:value-type="float" office:value="2179">
            <text:p>2179</text:p>
          </table:table-cell>
          <table:table-cell office:value-type="float" office:value="2130">
            <text:p>2130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2.30046948356808">
            <text:p>2.3004694836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43">
            <text:p>843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09">
            <text:p>809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 office:value-type="float" office:value="1">
            <text:p>1</text:p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5.06798516687267">
            <text:p>5.0679851669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260">
            <text:p>260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2.69230769230768">
            <text:p>2.6923076923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651">
            <text:p>651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4.14746543778801">
            <text:p>4.1474654378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  <table:table-cell office:value-type="float" office:value="1773">
            <text:p>1773</text:p>
          </table:table-cell>
          <table:table-cell office:value-type="float" office:value="1697">
            <text:p>1697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4.47849145550971">
            <text:p>4.4784914555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float" office:value="1349">
            <text:p>1349</text:p>
          </table:table-cell>
          <table:table-cell office:value-type="float" office:value="1292">
            <text:p>1292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4.41176470588236">
            <text:p>4.4117647059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499">
            <text:p>499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2.60521042084167">
            <text:p>2.6052104208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6.91244239631337">
            <text:p>6.9124423963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9">
            <text:p>1469</text:p>
          </table:table-cell>
          <table:table-cell office:value-type="float" office:value="1">
            <text:p>1</text:p>
          </table:table-cell>
          <table:table-cell office:value-type="float" office:value="1466">
            <text:p>1466</text:p>
          </table:table-cell>
          <table:table-cell office:value-type="float" office:value="1421">
            <text:p>1421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3.1667839549613">
            <text:p>3.166783955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55">
            <text:p>4555</text:p>
          </table:table-cell>
          <table:table-cell office:value-type="float" office:value="1">
            <text:p>1</text:p>
          </table:table-cell>
          <table:table-cell office:value-type="float" office:value="4545">
            <text:p>4545</text:p>
          </table:table-cell>
          <table:table-cell office:value-type="float" office:value="4440">
            <text:p>444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2.36486486486487">
            <text:p>2.3648648649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83">
            <text:p>2383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306">
            <text:p>2306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3.55594102341716">
            <text:p>3.5559410234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465">
            <text:p>3465</text:p>
          </table:table-cell>
          <table:table-cell office:value-type="float" office:value="1">
            <text:p>1</text:p>
          </table:table-cell>
          <table:table-cell office:value-type="float" office:value="3467">
            <text:p>3467</text:p>
          </table:table-cell>
          <table:table-cell office:value-type="float" office:value="3315">
            <text:p>3315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4.58521870286577">
            <text:p>4.5852187029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office:value-type="float" office:value="1299">
            <text:p>1299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5.61970746728252">
            <text:p>5.6197074673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998">
            <text:p>998</text:p>
          </table:table-cell>
          <table:table-cell office:value-type="float" office:value="948">
            <text:p>948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5.27426160337552">
            <text:p>5.2742616034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423">
            <text:p>423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2.36406619385343">
            <text:p>2.3640661939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float" office:value="454">
            <text:p>454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3.30396475770924">
            <text:p>3.3039647577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29">
            <text:p>629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17">
            <text:p>617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1.78282009724472">
            <text:p>1.7828200972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50">
            <text:p>3250</text:p>
          </table:table-cell>
          <table:table-cell office:value-type="float" office:value="3175">
            <text:p>3175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2.36220472440945">
            <text:p>2.3622047244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490">
            <text:p>2490</text:p>
          </table:table-cell>
          <table:table-cell office:value-type="float" office:value="1">
            <text:p>1</text:p>
          </table:table-cell>
          <table:table-cell office:value-type="float" office:value="2498">
            <text:p>2498</text:p>
          </table:table-cell>
          <table:table-cell office:value-type="float" office:value="2338">
            <text:p>2338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6.84345594525236">
            <text:p>6.8434559453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72">
            <text:p>572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0.349650349650361">
            <text:p>0.3496503497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71">
            <text:p>2971</text:p>
          </table:table-cell>
          <table:table-cell office:value-type="float" office:value="1">
            <text:p>1</text:p>
          </table:table-cell>
          <table:table-cell office:value-type="float" office:value="2968">
            <text:p>2968</text:p>
          </table:table-cell>
          <table:table-cell office:value-type="float" office:value="2853">
            <text:p>2853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4.03084472485102">
            <text:p>4.0308447249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62">
            <text:p>1562</text:p>
          </table:table-cell>
          <table:table-cell office:value-type="float" office:value="1">
            <text:p>1</text:p>
          </table:table-cell>
          <table:table-cell office:value-type="float" office:value="1579">
            <text:p>1579</text:p>
          </table:table-cell>
          <table:table-cell office:value-type="float" office:value="1475">
            <text:p>1475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7.05084745762711">
            <text:p>7.0508474576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32">
            <text:p>532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office:value-type="float" office:value="512">
            <text:p>512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4.4921875">
            <text:p>4.4921875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744">
            <text:p>744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5.77956989247312">
            <text:p>5.7795698925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03">
            <text:p>703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office:value-type="float" office:value="674">
            <text:p>674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6.23145400593472">
            <text:p>6.2314540059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10">
            <text:p>710</text:p>
          </table:table-cell>
          <table:table-cell office:value-type="float" office:value="1">
            <text:p>1</text:p>
          </table:table-cell>
          <table:table-cell office:value-type="float" office:value="712">
            <text:p>712</text:p>
          </table:table-cell>
          <table:table-cell office:value-type="float" office:value="686">
            <text:p>686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3.79008746355684">
            <text:p>3.7900874636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office:value-type="float" office:value="683">
            <text:p>683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4.8316251830161">
            <text:p>4.831625183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41">
            <text:p>1041</text:p>
          </table:table-cell>
          <table:table-cell office:value-type="float" office:value="993">
            <text:p>993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4.83383685800605">
            <text:p>4.833836858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5">
            <text:p>3405</text:p>
          </table:table-cell>
          <table:table-cell office:value-type="float" office:value="0">
            <text:p>0</text:p>
          </table:table-cell>
          <table:table-cell office:value-type="float" office:value="3355">
            <text:p>3355</text:p>
          </table:table-cell>
          <table:table-cell office:value-type="float" office:value="3405">
            <text:p>3405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1.46842878120411">
            <text:p>-1.4684287812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float" office:value="1915">
            <text:p>1915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5.53524804177545">
            <text:p>5.5352480418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888">
            <text:p>1888</text:p>
          </table:table-cell>
          <table:table-cell office:value-type="float" office:value="1">
            <text:p>1</text:p>
          </table:table-cell>
          <table:table-cell office:value-type="float" office:value="1898">
            <text:p>1898</text:p>
          </table:table-cell>
          <table:table-cell office:value-type="float" office:value="1821">
            <text:p>1821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 office:value-type="float" office:value="1">
            <text:p>1</text:p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4.22844590884131">
            <text:p>4.2284459088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381">
            <text:p>4381</text:p>
          </table:table-cell>
          <table:table-cell office:value-type="float" office:value="1">
            <text:p>1</text:p>
          </table:table-cell>
          <table:table-cell office:value-type="float" office:value="4430">
            <text:p>4430</text:p>
          </table:table-cell>
          <table:table-cell office:value-type="float" office:value="4240">
            <text:p>4240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 office:value-type="float" office:value="1">
            <text:p>1</text:p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4.48113207547169">
            <text:p>4.4811320755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19">
            <text:p>1419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366">
            <text:p>1366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4.8316251830161">
            <text:p>4.831625183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20">
            <text:p>3320</text:p>
          </table:table-cell>
          <table:table-cell office:value-type="float" office:value="1">
            <text:p>1</text:p>
          </table:table-cell>
          <table:table-cell office:value-type="float" office:value="3317">
            <text:p>3317</text:p>
          </table:table-cell>
          <table:table-cell office:value-type="float" office:value="3210">
            <text:p>3210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3.33333333333334">
            <text:p>3.3333333333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76">
            <text:p>2476</text:p>
          </table:table-cell>
          <table:table-cell office:value-type="float" office:value="1">
            <text:p>1</text:p>
          </table:table-cell>
          <table:table-cell office:value-type="float" office:value="2478">
            <text:p>2478</text:p>
          </table:table-cell>
          <table:table-cell office:value-type="float" office:value="2400">
            <text:p>2400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3.25">
            <text:p>3.25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3943">
            <text:p>3943</text:p>
          </table:table-cell>
          <table:table-cell office:value-type="float" office:value="3771">
            <text:p>3771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4.56112437019358">
            <text:p>4.5611243702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00">
            <text:p>200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1">
            <text:p>1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 office:value-type="float" office:value="1">
            <text:p>1</text:p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4.19708029197081">
            <text:p>4.197080292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35">
            <text:p>3135</text:p>
          </table:table-cell>
          <table:table-cell office:value-type="float" office:value="1">
            <text:p>1</text:p>
          </table:table-cell>
          <table:table-cell office:value-type="float" office:value="3105">
            <text:p>3105</text:p>
          </table:table-cell>
          <table:table-cell office:value-type="float" office:value="2980">
            <text:p>2980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4.19463087248322">
            <text:p>4.1946308725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730">
            <text:p>11730</text:p>
          </table:table-cell>
          <table:table-cell office:value-type="float" office:value="1">
            <text:p>1</text:p>
          </table:table-cell>
          <table:table-cell office:value-type="float" office:value="11764">
            <text:p>11764</text:p>
          </table:table-cell>
          <table:table-cell office:value-type="float" office:value="11320">
            <text:p>1132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3.92226148409893">
            <text:p>3.9222614841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569">
            <text:p>569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 office:value-type="float" office:value="1">
            <text:p>1</text:p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4.92091388400704">
            <text:p>4.920913884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1826">
            <text:p>1826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2.84775465498358">
            <text:p>2.847754655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  <table:table-cell office:value-type="float" office:value="1077">
            <text:p>1077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3.15691736304548">
            <text:p>3.156917363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513">
            <text:p>513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1.94931773879144">
            <text:p>1.9493177388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67">
            <text:p>667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645">
            <text:p>645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1.86046511627906">
            <text:p>1.8604651163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89">
            <text:p>889</text:p>
          </table:table-cell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office:value-type="float" office:value="868">
            <text:p>868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1.95852534562214">
            <text:p>1.9585253456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71">
            <text:p>1071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3.54808590102709">
            <text:p>3.548085901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855">
            <text:p>855</text:p>
          </table:table-cell>
          <table:table-cell office:value-type="float" office:value="833">
            <text:p>833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2.64105642256902">
            <text:p>2.6410564226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float" office:value="1306">
            <text:p>1306</text:p>
          </table:table-cell>
          <table:table-cell office:value-type="float" office:value="1278">
            <text:p>1278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2.1909233176839">
            <text:p>2.1909233177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340">
            <text:p>10340</text:p>
          </table:table-cell>
          <table:table-cell office:value-type="float" office:value="1">
            <text:p>1</text:p>
          </table:table-cell>
          <table:table-cell office:value-type="float" office:value="10404">
            <text:p>10404</text:p>
          </table:table-cell>
          <table:table-cell office:value-type="float" office:value="9996">
            <text:p>9996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 office:value-type="float" office:value="1">
            <text:p>1</text:p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4.08163265306123">
            <text:p>4.0816326531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490">
            <text:p>7490</text:p>
          </table:table-cell>
          <table:table-cell office:value-type="float" office:value="1">
            <text:p>1</text:p>
          </table:table-cell>
          <table:table-cell office:value-type="float" office:value="7521">
            <text:p>7521</text:p>
          </table:table-cell>
          <table:table-cell office:value-type="float" office:value="7313">
            <text:p>7313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 office:value-type="float" office:value="1">
            <text:p>1</text:p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2.8442499658143">
            <text:p>2.8442499658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575">
            <text:p>19575</text:p>
          </table:table-cell>
          <table:table-cell office:value-type="float" office:value="1">
            <text:p>1</text:p>
          </table:table-cell>
          <table:table-cell office:value-type="float" office:value="19413">
            <text:p>19413</text:p>
          </table:table-cell>
          <table:table-cell office:value-type="float" office:value="18995">
            <text:p>1899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2.2005790997631">
            <text:p>2.2005790998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577">
            <text:p>577</text:p>
          </table:table-cell>
          <table:table-cell table:formula="of:=IF(AND([.B437]&gt;[.E437];[.H437]=1);1;&quot;&quot;)" office:value-type="float" office:value="1">
            <text:p>1</text:p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 office:value-type="float" office:value="1">
            <text:p>1</text:p>
          </table:table-cell>
          <table:table-cell/>
          <table:table-cell table:formula="of:=([.D437]/[.E437]*100)-100" office:value-type="float" office:value="2.25303292894282">
            <text:p>2.2530329289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428">
            <text:p>428</text:p>
          </table:table-cell>
          <table:table-cell table:formula="of:=IF(AND([.B438]&gt;[.E438];[.H438]=1);1;&quot;&quot;)" office:value-type="float" office:value="1">
            <text:p>1</text:p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 office:value-type="float" office:value="1">
            <text:p>1</text:p>
          </table:table-cell>
          <table:table-cell/>
          <table:table-cell table:formula="of:=([.D438]/[.E438]*100)-100" office:value-type="float" office:value="2.10280373831775">
            <text:p>2.1028037383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office:value-type="float" office:value="723">
            <text:p>723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3.31950207468881">
            <text:p>3.3195020747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office:value-type="float" office:value="781">
            <text:p>781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1.92061459667094">
            <text:p>1.9206145967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466">
            <text:p>466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2.78969957081546">
            <text:p>2.7896995708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560">
            <text:p>560</text:p>
          </table:table-cell>
          <table:table-cell table:formula="of:=IF(AND([.B442]&gt;[.E442];[.H442]=1);1;&quot;&quot;)" office:value-type="float" office:value="1">
            <text:p>1</text:p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 office:value-type="float" office:value="1">
            <text:p>1</text:p>
          </table:table-cell>
          <table:table-cell/>
          <table:table-cell table:formula="of:=([.D442]/[.E442]*100)-100" office:value-type="float" office:value="4.28571428571429">
            <text:p>4.2857142857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 office:value-type="float" office:value="2347">
            <text:p>2347</text:p>
          </table:table-cell>
          <table:table-cell office:value-type="float" office:value="2224">
            <text:p>222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5.53057553956835">
            <text:p>5.5305755396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544">
            <text:p>544</text:p>
          </table:table-cell>
          <table:table-cell table:formula="of:=IF(AND([.B444]&gt;[.E444];[.H444]=1);1;&quot;&quot;)" office:value-type="float" office:value="1">
            <text:p>1</text:p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2.38970588235294">
            <text:p>2.3897058824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17">
            <text:p>817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float" office:value="810">
            <text:p>810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1.11111111111111">
            <text:p>1.1111111111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float" office:value="1217">
            <text:p>1217</text:p>
          </table:table-cell>
          <table:table-cell table:formula="of:=IF(AND([.B446]&gt;[.E446];[.H446]=1);1;&quot;&quot;)" office:value-type="float" office:value="1">
            <text:p>1</text:p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 office:value-type="float" office:value="1">
            <text:p>1</text:p>
          </table:table-cell>
          <table:table-cell/>
          <table:table-cell table:formula="of:=([.D446]/[.E446]*100)-100" office:value-type="float" office:value="5.91618734593263">
            <text:p>5.9161873459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946">
            <text:p>1946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0.102774922918798">
            <text:p>-0.1027749229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333">
            <text:p>333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3.9039039039039">
            <text:p>3.9039039039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49">
            <text:p>1449</text:p>
          </table:table-cell>
          <table:table-cell office:value-type="float" office:value="1">
            <text:p>1</text:p>
          </table:table-cell>
          <table:table-cell office:value-type="float" office:value="1448">
            <text:p>1448</text:p>
          </table:table-cell>
          <table:table-cell office:value-type="float" office:value="1377">
            <text:p>1377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5.15613652868554">
            <text:p>5.1561365287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973">
            <text:p>973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2.15827338129498">
            <text:p>2.1582733813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260">
            <text:p>4260</text:p>
          </table:table-cell>
          <table:table-cell office:value-type="float" office:value="0">
            <text:p>0</text:p>
          </table:table-cell>
          <table:table-cell office:value-type="float" office:value="4217">
            <text:p>4217</text:p>
          </table:table-cell>
          <table:table-cell office:value-type="float" office:value="4260">
            <text:p>42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0093896713615">
            <text:p>-1.0093896714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1938">
            <text:p>1938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7.58513931888545">
            <text:p>7.5851393189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1172">
            <text:p>1172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1.02389078498292">
            <text:p>1.023890785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310">
            <text:p>8310</text:p>
          </table:table-cell>
          <table:table-cell office:value-type="float" office:value="1">
            <text:p>1</text:p>
          </table:table-cell>
          <table:table-cell office:value-type="float" office:value="8309">
            <text:p>8309</text:p>
          </table:table-cell>
          <table:table-cell office:value-type="float" office:value="7900">
            <text:p>790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5.17721518987342">
            <text:p>5.1772151899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118">
            <text:p>2118</text:p>
          </table:table-cell>
          <table:table-cell office:value-type="float" office:value="1961">
            <text:p>1961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 office:value-type="float" office:value="1">
            <text:p>1</text:p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8.00611932687406">
            <text:p>8.0061193269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467">
            <text:p>1467</text:p>
          </table:table-cell>
          <table:table-cell table:formula="of:=IF(AND([.B457]&gt;[.E457];[.H457]=1);1;&quot;&quot;)" office:value-type="float" office:value="1">
            <text:p>1</text:p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 office:value-type="float" office:value="1">
            <text:p>1</text:p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 office:value-type="float" office:value="1">
            <text:p>1</text:p>
          </table:table-cell>
          <table:table-cell/>
          <table:table-cell table:formula="of:=([.D457]/[.E457]*100)-100" office:value-type="float" office:value="4.3626448534424">
            <text:p>4.3626448534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94">
            <text:p>1594</text:p>
          </table:table-cell>
          <table:table-cell office:value-type="float" office:value="1">
            <text:p>1</text:p>
          </table:table-cell>
          <table:table-cell office:value-type="float" office:value="1576">
            <text:p>1576</text:p>
          </table:table-cell>
          <table:table-cell office:value-type="float" office:value="1541">
            <text:p>1541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2.27125243348476">
            <text:p>2.2712524335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18">
            <text:p>818</text:p>
          </table:table-cell>
          <table:table-cell office:value-type="float" office:value="795">
            <text:p>795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2.89308176100629">
            <text:p>2.893081761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57">
            <text:p>1357</text:p>
          </table:table-cell>
          <table:table-cell office:value-type="float" office:value="1">
            <text:p>1</text:p>
          </table:table-cell>
          <table:table-cell office:value-type="float" office:value="1379">
            <text:p>1379</text:p>
          </table:table-cell>
          <table:table-cell office:value-type="float" office:value="1288">
            <text:p>1288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 office:value-type="float" office:value="1">
            <text:p>1</text:p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7.06521739130434">
            <text:p>7.0652173913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75">
            <text:p>3675</text:p>
          </table:table-cell>
          <table:table-cell office:value-type="float" office:value="1">
            <text:p>1</text:p>
          </table:table-cell>
          <table:table-cell office:value-type="float" office:value="3682">
            <text:p>3682</text:p>
          </table:table-cell>
          <table:table-cell office:value-type="float" office:value="3555">
            <text:p>3555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3.57243319268636">
            <text:p>3.5724331927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577">
            <text:p>577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3.29289428076255">
            <text:p>3.2928942808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office:value-type="float" office:value="446">
            <text:p>446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 office:value-type="float" office:value="1">
            <text:p>1</text:p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3.36322869955157">
            <text:p>3.3632286996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4">
            <text:p>1254</text:p>
          </table:table-cell>
          <table:table-cell office:value-type="float" office:value="1">
            <text:p>1</text:p>
          </table:table-cell>
          <table:table-cell office:value-type="float" office:value="1252">
            <text:p>1252</text:p>
          </table:table-cell>
          <table:table-cell office:value-type="float" office:value="1201">
            <text:p>1201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4.24646128226478">
            <text:p>4.2464612823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 office:value-type="float" office:value="2746">
            <text:p>2746</text:p>
          </table:table-cell>
          <table:table-cell office:value-type="float" office:value="2662">
            <text:p>2662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3.15552216378663">
            <text:p>3.1555221638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3782">
            <text:p>3782</text:p>
          </table:table-cell>
          <table:table-cell office:value-type="float" office:value="3745">
            <text:p>374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0.987983978638169">
            <text:p>0.9879839786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130">
            <text:p>6130</text:p>
          </table:table-cell>
          <table:table-cell office:value-type="float" office:value="1">
            <text:p>1</text:p>
          </table:table-cell>
          <table:table-cell office:value-type="float" office:value="6110">
            <text:p>6110</text:p>
          </table:table-cell>
          <table:table-cell office:value-type="float" office:value="5850">
            <text:p>585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4.44444444444446">
            <text:p>4.4444444444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940">
            <text:p>5940</text:p>
          </table:table-cell>
          <table:table-cell office:value-type="float" office:value="1">
            <text:p>1</text:p>
          </table:table-cell>
          <table:table-cell office:value-type="float" office:value="5816">
            <text:p>5816</text:p>
          </table:table-cell>
          <table:table-cell office:value-type="float" office:value="5950">
            <text:p>595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2.25210084033614">
            <text:p>-2.2521008403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1193">
            <text:p>1193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0.922045264040222">
            <text:p>0.922045264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26">
            <text:p>2826</text:p>
          </table:table-cell>
          <table:table-cell office:value-type="float" office:value="1">
            <text:p>1</text:p>
          </table:table-cell>
          <table:table-cell office:value-type="float" office:value="2825">
            <text:p>2825</text:p>
          </table:table-cell>
          <table:table-cell office:value-type="float" office:value="2764">
            <text:p>2764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2.20694645441388">
            <text:p>2.2069464544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920">
            <text:p>2920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office:value-type="float" office:value="2878">
            <text:p>2878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1.66782487838776">
            <text:p>1.6678248784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 office:value-type="float" office:value="4308">
            <text:p>4308</text:p>
          </table:table-cell>
          <table:table-cell office:value-type="float" office:value="4290">
            <text:p>429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419580419580413">
            <text:p>0.4195804196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280">
            <text:p>7280</text:p>
          </table:table-cell>
          <table:table-cell office:value-type="float" office:value="1">
            <text:p>1</text:p>
          </table:table-cell>
          <table:table-cell office:value-type="float" office:value="7330">
            <text:p>7330</text:p>
          </table:table-cell>
          <table:table-cell office:value-type="float" office:value="7079">
            <text:p>7079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3.54569854499222">
            <text:p>3.545698545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13">
            <text:p>913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office:value-type="float" office:value="877">
            <text:p>877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4.44697833523375">
            <text:p>4.4469783352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026">
            <text:p>1026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4.58089668615985">
            <text:p>4.5808966862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89">
            <text:p>2589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2492">
            <text:p>2492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4.13322632423755">
            <text:p>4.1332263242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float" office:value="3234">
            <text:p>3234</text:p>
          </table:table-cell>
          <table:table-cell office:value-type="float" office:value="3055">
            <text:p>305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5.85924713584288">
            <text:p>5.8592471358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325">
            <text:p>3325</text:p>
          </table:table-cell>
          <table:table-cell office:value-type="float" office:value="0">
            <text:p>0</text:p>
          </table:table-cell>
          <table:table-cell office:value-type="float" office:value="3327">
            <text:p>3327</text:p>
          </table:table-cell>
          <table:table-cell office:value-type="float" office:value="3335">
            <text:p>333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0.239880059970005">
            <text:p>-0.23988006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364">
            <text:p>364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5.4945054945055">
            <text:p>5.4945054945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0.209643605870014">
            <text:p>0.2096436059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40">
            <text:p>9840</text:p>
          </table:table-cell>
          <table:table-cell office:value-type="float" office:value="1">
            <text:p>1</text:p>
          </table:table-cell>
          <table:table-cell office:value-type="float" office:value="9820">
            <text:p>9820</text:p>
          </table:table-cell>
          <table:table-cell office:value-type="float" office:value="9130">
            <text:p>913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7.55750273822562">
            <text:p>7.5575027382</text:p>
          </table:table-cell>
          <table:table-cell table:formula="of:=IF(OR(AND([.B481]&gt;[.E481];[.C481]=0);AND([.B481]&lt;=[.E481];[.C481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635">
            <text:p>3635</text:p>
          </table:table-cell>
          <table:table-cell office:value-type="float" office:value="1">
            <text:p>1</text:p>
          </table:table-cell>
          <table:table-cell office:value-type="float" office:value="3664">
            <text:p>3664</text:p>
          </table:table-cell>
          <table:table-cell office:value-type="float" office:value="3520">
            <text:p>352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4.09090909090909">
            <text:p>4.0909090909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990">
            <text:p>3990</text:p>
          </table:table-cell>
          <table:table-cell office:value-type="float" office:value="1">
            <text:p>1</text:p>
          </table:table-cell>
          <table:table-cell office:value-type="float" office:value="4034">
            <text:p>4034</text:p>
          </table:table-cell>
          <table:table-cell office:value-type="float" office:value="3845">
            <text:p>3845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 office:value-type="float" office:value="1">
            <text:p>1</text:p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4.91547464239272">
            <text:p>4.9154746424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office:value-type="float" office:value="2193">
            <text:p>2193</text:p>
          </table:table-cell>
          <table:table-cell office:value-type="float" office:value="2170">
            <text:p>217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1.0599078341014">
            <text:p>1.0599078341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955">
            <text:p>2955</text:p>
          </table:table-cell>
          <table:table-cell office:value-type="float" office:value="2831">
            <text:p>2831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>
            <text:p/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>
            <text:p/>
          </table:table-cell>
          <table:table-cell table:formula="of:=IF(OR(AND([.G485]=1;[.I485]=1);AND([.F485]=1;[.H485]=1));1;&quot;&quot;)">
            <text:p/>
          </table:table-cell>
          <table:table-cell/>
          <table:table-cell table:formula="of:=([.D485]/[.E485]*100)-100" office:value-type="float" office:value="4.38007771105617">
            <text:p>4.3800777111</text:p>
          </table:table-cell>
          <table:table-cell table:formula="of:=IF(OR(AND([.B485]&gt;[.E485];[.C485]=0);AND([.B485]&lt;=[.E485];[.C485]=1));1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490">
            <text:p>47490</text:p>
          </table:table-cell>
          <table:table-cell office:value-type="float" office:value="1">
            <text:p>1</text:p>
          </table:table-cell>
          <table:table-cell office:value-type="float" office:value="47144">
            <text:p>47144</text:p>
          </table:table-cell>
          <table:table-cell office:value-type="float" office:value="47150">
            <text:p>4715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>
            <text:p/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>
            <text:p/>
          </table:table-cell>
          <table:table-cell table:formula="of:=IF(OR(AND([.G487]=1;[.I487]=1);AND([.F487]=1;[.H487]=1));1;&quot;&quot;)">
            <text:p/>
          </table:table-cell>
          <table:table-cell/>
          <table:table-cell table:formula="of:=([.D487]/[.E487]*100)-100" office:value-type="float" office:value="-0.0127253446447497">
            <text:p>-0.0127253446</text:p>
          </table:table-cell>
          <table:table-cell table:formula="of:=IF(OR(AND([.B487]&gt;[.E487];[.C487]=0);AND([.B487]&lt;=[.E487];[.C487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5772">
            <text:p>5772</text:p>
          </table:table-cell>
          <table:table-cell office:value-type="float" office:value="1">
            <text:p>1</text:p>
          </table:table-cell>
          <table:table-cell office:value-type="float" office:value="5838">
            <text:p>5838</text:p>
          </table:table-cell>
          <table:table-cell office:value-type="float" office:value="5401">
            <text:p>5401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 office:value-type="float" office:value="1">
            <text:p>1</text:p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8.09109424180707">
            <text:p>8.0910942418</text:p>
          </table:table-cell>
          <table:table-cell table:formula="of:=IF(OR(AND([.B488]&gt;[.E488];[.C488]=0);AND([.B488]&lt;=[.E488];[.C488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480">
            <text:p>6480</text:p>
          </table:table-cell>
          <table:table-cell office:value-type="float" office:value="1">
            <text:p>1</text:p>
          </table:table-cell>
          <table:table-cell office:value-type="float" office:value="6475">
            <text:p>6475</text:p>
          </table:table-cell>
          <table:table-cell office:value-type="float" office:value="6250">
            <text:p>625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>
            <text:p/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>
            <text:p/>
          </table:table-cell>
          <table:table-cell table:formula="of:=IF(OR(AND([.G489]=1;[.I489]=1);AND([.F489]=1;[.H489]=1));1;&quot;&quot;)">
            <text:p/>
          </table:table-cell>
          <table:table-cell/>
          <table:table-cell table:formula="of:=([.D489]/[.E489]*100)-100" office:value-type="float" office:value="3.60000000000001">
            <text:p>3.6</text:p>
          </table:table-cell>
          <table:table-cell table:formula="of:=IF(OR(AND([.B489]&gt;[.E489];[.C489]=0);AND([.B489]&lt;=[.E489];[.C489]=1));1;&quot;&quot;)">
            <text:p/>
          </table:table-cell>
        </table:table-row>
        <table:table-row table:style-name="ro2">
          <table:table-cell table:number-columns-repeated="5"/>
          <table:table-cell table:formula="of:=SUM([.F2:.F489])" office:value-type="float" office:value="27">
            <text:p>27</text:p>
          </table:table-cell>
          <table:table-cell table:formula="of:=SUM([.G2:.G489])" office:value-type="float" office:value="4">
            <text:p>4</text:p>
          </table:table-cell>
          <table:table-cell table:formula="of:=SUM([.H2:.H489])" office:value-type="float" office:value="35">
            <text:p>35</text:p>
          </table:table-cell>
          <table:table-cell table:formula="of:=SUM([.I2:.I489])" office:value-type="float" office:value="228">
            <text:p>228</text:p>
          </table:table-cell>
          <table:table-cell table:formula="of:=SUM([.J2:.J489])" office:value-type="float" office:value="31">
            <text:p>31</text:p>
          </table:table-cell>
          <table:table-cell table:formula="of:=([.J490]/([.H490]+[.I490]))*100" office:value-type="float" office:value="11.787072243346">
            <text:p>11.7870722433</text:p>
          </table:table-cell>
          <table:table-cell table:formula="of:=AVERAGE([.L2:.L489])" office:value-type="float" office:value="4.18897246057289">
            <text:p>4.1889724606</text:p>
          </table:table-cell>
          <table:table-cell table:formula="of:=SUM([.M2:.M489])" office:value-type="float" office:value="88">
            <text:p>88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2.91208791208791">
            <text:p>-2.9120879121</text:p>
          </table:table-cell>
          <table:table-cell table:formula="of:=[.M490]/488" office:value-type="float" office:value="0.180327868852459">
            <text:p>0.1803278689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14.5994832041344">
            <text:p>14.5994832041</text:p>
          </table:table-cell>
          <table:table-cell table:formula="of:=SUM([.C2:.C489])" office:value-type="float" office:value="398">
            <text:p>398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9:26:37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